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3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3.247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4.255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1.96cm"/>
    </style:style>
    <style:style style:name="co11" style:family="table-column">
      <style:table-column-properties fo:break-before="auto" style:column-width="2.016cm"/>
    </style:style>
    <style:style style:name="co12" style:family="table-column">
      <style:table-column-properties fo:break-before="auto" style:column-width="2.325cm"/>
    </style:style>
    <style:style style:name="co13" style:family="table-column">
      <style:table-column-properties fo:break-before="auto" style:column-width="4.396cm"/>
    </style:style>
    <style:style style:name="co14" style:family="table-column">
      <style:table-column-properties fo:break-before="auto" style:column-width="3.276cm"/>
    </style:style>
    <style:style style:name="co15" style:family="table-column">
      <style:table-column-properties fo:break-before="auto" style:column-width="3.891cm"/>
    </style:style>
    <style:style style:name="co16" style:family="table-column">
      <style:table-column-properties fo:break-before="auto" style:column-width="2.408cm"/>
    </style:style>
    <style:style style:name="co17" style:family="table-column">
      <style:table-column-properties fo:break-before="auto" style:column-width="2.073cm"/>
    </style:style>
    <style:style style:name="co18" style:family="table-column">
      <style:table-column-properties fo:break-before="auto" style:column-width="2.464cm"/>
    </style:style>
    <style:style style:name="co19" style:family="table-column">
      <style:table-column-properties fo:break-before="auto" style:column-width="5.32cm"/>
    </style:style>
    <style:style style:name="co20" style:family="table-column">
      <style:table-column-properties fo:break-before="auto" style:column-width="2.491cm"/>
    </style:style>
    <style:style style:name="co21" style:family="table-column">
      <style:table-column-properties fo:break-before="auto" style:column-width="2.773cm"/>
    </style:style>
    <style:style style:name="co22" style:family="table-column">
      <style:table-column-properties fo:break-before="auto" style:column-width="3.78cm"/>
    </style:style>
    <style:style style:name="co23" style:family="table-column">
      <style:table-column-properties fo:break-before="auto" style:column-width="3.863cm"/>
    </style:style>
    <style:style style:name="co24" style:family="table-column">
      <style:table-column-properties fo:break-before="auto" style:column-width="3.415cm"/>
    </style:style>
    <style:style style:name="co25" style:family="table-column">
      <style:table-column-properties fo:break-before="auto" style:column-width="2.686cm"/>
    </style:style>
    <style:style style:name="co26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2.799cm"/>
    </style:style>
    <style:style style:name="co28" style:family="table-column">
      <style:table-column-properties fo:break-before="auto" style:column-width="3.724cm"/>
    </style:style>
    <style:style style:name="co29" style:family="table-column">
      <style:table-column-properties fo:break-before="auto" style:column-width="3.052cm"/>
    </style:style>
    <style:style style:name="co30" style:family="table-column">
      <style:table-column-properties fo:break-before="auto" style:column-width="4.787cm"/>
    </style:style>
    <style:style style:name="co31" style:family="table-column">
      <style:table-column-properties fo:break-before="auto" style:column-width="4.002cm"/>
    </style:style>
    <style:style style:name="co32" style:family="table-column">
      <style:table-column-properties fo:break-before="auto" style:column-width="1.931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3.445cm"/>
    </style:style>
    <style:style style:name="co35" style:family="table-column">
      <style:table-column-properties fo:break-before="auto" style:column-width="1.596cm"/>
    </style:style>
    <style:style style:name="co36" style:family="table-column">
      <style:table-column-properties fo:break-before="auto" style:column-width="2.969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4.815cm"/>
    </style:style>
    <style:style style:name="co39" style:family="table-column">
      <style:table-column-properties fo:break-before="auto" style:column-width="2.155cm"/>
    </style:style>
    <style:style style:name="co40" style:family="table-column">
      <style:table-column-properties fo:break-before="auto" style:column-width="2.2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873cm" fo:break-before="auto" style:use-optimal-row-height="false"/>
    </style:style>
    <style:style style:name="ro4" style:family="table-row">
      <style:table-row-properties style:row-height="0.556cm" fo:break-before="auto" style:use-optimal-row-height="true"/>
    </style:style>
    <style:style style:name="ro5" style:family="table-row">
      <style:table-row-properties style:row-height="0.688cm" fo:break-before="auto" style:use-optimal-row-height="false"/>
    </style:style>
    <style:style style:name="ro6" style:family="table-row">
      <style:table-row-properties style:row-height="0.291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profitability">
      <style:table-properties table:display="true" style:writing-mode="lr-tb"/>
    </style:style>
    <style:style style:name="ta6" style:family="table" style:master-page-name="PageStyle_5f_cashflow">
      <style:table-properties table:display="true" style:writing-mode="lr-tb"/>
    </style:style>
    <style:style style:name="ta7" style:family="table" style:master-page-name="PageStyle_5f_HR_20_1_20_">
      <style:table-properties table:display="true" style:writing-mode="lr-tb"/>
    </style:style>
    <style:style style:name="ta8" style:family="table" style:master-page-name="PageStyle_5f_HR_20_2">
      <style:table-properties table:display="true" style:writing-mode="lr-tb"/>
    </style:style>
    <style:style style:name="ta9" style:family="table" style:master-page-name="PageStyle_5f_profitabilty_20_2">
      <style:table-properties table:display="true" style:writing-mode="lr-tb"/>
    </style:style>
    <style:style style:name="ta10" style:family="table" style:master-page-name="PageStyle_5f_Indes_20_numbers">
      <style:table-properties table:display="true" style:writing-mode="lr-tb"/>
    </style:style>
    <style:style style:name="ta11" style:family="table" style:master-page-name="PageStyle_5f_measurement_20_of_20_profit_20_">
      <style:table-properties table:display="true" style:writing-mode="lr-tb"/>
    </style:style>
    <style:style style:name="ta12" style:family="table" style:master-page-name="PageStyle_5f_break_20_even_20_souper_20_healthy">
      <style:table-properties table:display="true" style:writing-mode="lr-tb"/>
    </style:style>
    <style:style style:name="ta13" style:family="table" style:master-page-name="PageStyle_5f_safe_20_drive">
      <style:table-properties table:display="true" style:writing-mode="lr-tb"/>
    </style:style>
    <style:style style:name="ta14" style:family="table" style:master-page-name="PageStyle_5f_Income_20_elasticity">
      <style:table-properties table:display="true" style:writing-mode="lr-tb"/>
    </style:style>
    <style:style style:name="ta15" style:family="table" style:master-page-name="PageStyle_5f_decision_20_trees_20_2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3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5" style:family="table-cell" style:parent-style-name="Default" style:data-style-name="N130">
      <style:table-cell-properties style:rotation-align="none"/>
    </style:style>
    <style:style style:name="ce16" style:family="table-cell" style:parent-style-name="Default" style:data-style-name="N130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13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0" style:family="table-cell" style:parent-style-name="Default" style:data-style-name="N131">
      <style:table-cell-properties style:rotation-align="none"/>
    </style:style>
    <style:style style:name="ce21" style:family="table-cell" style:parent-style-name="Default" style:data-style-name="N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2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 style:data-style-name="N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" style:family="table-cell" style:parent-style-name="Default" style:data-style-name="N1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ackground-color="#ddd9c3" style:diagonal-bl-tr="none" style:diagonal-tl-br="none" fo:border="0.74pt solid #000000" style:rotation-align="none"/>
    </style:style>
    <style:style style:name="ce47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 style:data-style-name="N111">
      <style:table-cell-properties style:rotation-align="none"/>
    </style:style>
    <style:style style:name="ce49" style:family="table-cell" style:parent-style-name="Default" style:data-style-name="N112">
      <style:table-cell-properties style:rotation-align="none"/>
    </style:style>
    <style:style style:name="ce50" style:family="table-cell" style:parent-style-name="Default" style:data-style-name="N10">
      <style:table-cell-properties style:rotation-align="none"/>
    </style:style>
    <style:style style:name="ce51" style:family="table-cell" style:parent-style-name="Default">
      <style:table-cell-properties fo:background-color="#ddd9c3" style:rotation-align="none"/>
    </style:style>
    <style:style style:name="ce5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5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55" style:family="table-cell" style:parent-style-name="Default" style:data-style-name="N1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56" style:family="table-cell" style:parent-style-name="Default" style:data-style-name="N10">
      <style:table-cell-properties style:diagonal-bl-tr="none" style:diagonal-tl-br="none" fo:border="0.74pt solid #000000" style:rotation-align="none"/>
    </style:style>
    <style:style style:name="ce57" style:family="table-cell" style:parent-style-name="Default" style:data-style-name="N133">
      <style:table-cell-properties style:rotation-align="none"/>
    </style:style>
    <style:style style:name="ce5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59" style:family="table-cell" style:parent-style-name="Default" style:data-style-name="N3">
      <style:table-cell-properties style:diagonal-bl-tr="none" style:diagonal-tl-br="none" fo:border="none" style:rotation-align="none"/>
    </style:style>
    <style:style style:name="ce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</style:style>
    <style:style style:name="ce6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64" style:family="table-cell" style:parent-style-name="Default" style:data-style-name="N116">
      <style:table-cell-properties style:rotation-align="none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8" style:family="table-cell" style:parent-style-name="Default" style:data-style-name="N125">
      <style:table-cell-properties style:rotation-align="none"/>
    </style:style>
    <style:style style:name="ce69" style:family="table-cell" style:parent-style-name="Default" style:data-style-name="N134">
      <style:table-cell-properties style:rotation-align="none"/>
    </style:style>
    <style:style style:name="ce7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1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3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77" style:family="table-cell" style:parent-style-name="Default" style:data-style-name="N2">
      <style:table-cell-properties style:rotation-align="none"/>
    </style:style>
    <style:style style:name="ce78" style:family="table-cell" style:parent-style-name="Default" style:data-style-name="N135">
      <style:table-cell-properties style:rotation-align="none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80" style:family="table-cell" style:parent-style-name="Default" style:data-style-name="N136">
      <style:table-cell-properties style:rotation-align="none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7" style:family="table-cell" style:parent-style-name="Default" style:data-style-name="N111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8" style:family="table-cell" style:parent-style-name="Default" style:data-style-name="N111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9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1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 style:data-style-name="N100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solid" svg:stroke-width="0.071cm" svg:stroke-color="#000000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2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3" style:family="graphic">
      <style:graphic-properties draw:stroke="solid" svg:stroke-width="0.026cm" svg:stroke-color="#bcbcbc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4" style:family="graphic">
      <style:graphic-properties draw:stroke="solid" svg:stroke-width="0.035cm" svg:stroke-color="#000000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center"/>
      <style:text-properties fo:font-size="18pt"/>
    </style:style>
    <style:style style:name="gr5" style:family="graphic">
      <style:graphic-properties draw:stroke="none" svg:stroke-width="0.026cm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 fo:margin-top="0cm" fo:margin-bottom="0cm" fo:line-height="100%" fo:text-align="start"/>
      <style:text-properties fo:font-size="18pt"/>
    </style:style>
    <style:style style:name="gr6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7" style:family="graphic">
      <style:graphic-properties draw:stroke="solid" svg:stroke-width="0.071cm" svg:stroke-color="#3a5f8b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center"/>
      <style:text-properties fo:font-size="18pt"/>
    </style:style>
    <style:style style:name="gr8" style:family="graphic">
      <style:graphic-properties draw:stroke="solid" svg:stroke-width="0.071cm" svg:stroke-color="#3a5f8b" svg:stroke-linecap="butt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fo:text-align="center"/>
      <style:text-properties fo:font-size="18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solid" draw:fill-color="#ffffff"/>
      <style:paragraph-properties fo:margin-top="0cm" fo:margin-bottom="0cm" fo:line-height="100%" fo:text-align="start"/>
      <style:text-properties fo:font-size="18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solid" draw:fill-color="#4f81bd"/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family="Calibri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table:number-columns-spanned="2" table:number-rows-spanned="1"/>
          <table:covered-table-cell table:style-name="ce1"/>
          <table:table-cell table:style-name="ce4" office:value-type="string" calcext:value-type="string">
            <text:p>EMV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ery successful </text:p>
          </table:table-cell>
          <table:table-cell table:style-name="ce4" office:value-type="float" office:value="0.3" calcext:value-type="float">
            <text:p>0.3</text:p>
          </table:table-cell>
          <table:table-cell table:style-name="ce8" office:value-type="float" office:value="2500" calcext:value-type="float">
            <text:p>£2,5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oderately successful </text:p>
          </table:table-cell>
          <table:table-cell table:style-name="ce4" office:value-type="float" office:value="0.5" calcext:value-type="float">
            <text:p>0.5</text:p>
          </table:table-cell>
          <table:table-cell table:style-name="ce8" office:value-type="float" office:value="1800" calcext:value-type="float">
            <text:p>£1,8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mited success</text:p>
          </table:table-cell>
          <table:table-cell table:style-name="ce4" office:value-type="float" office:value="0.2" calcext:value-type="float">
            <text:p>0.2</text:p>
          </table:table-cell>
          <table:table-cell table:style-name="ce8" office:value-type="float" office:value="850" calcext:value-type="float">
            <text:p>£850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5"/>
          <table:table-cell table:style-name="ce9"/>
          <table:table-cell table:number-columns-repeated="1021"/>
        </table:table-row>
        <table:table-row table:style-name="ro1">
          <table:table-cell table:number-columns-repeated="3"/>
          <table:table-cell table:style-name="ce10" table:number-columns-spanned="2" table:number-rows-spanned="3">
            <draw:custom-shape table:end-cell-address="Sheet1.E9" table:end-x="1.057cm" table:end-y="0.052cm" draw:z-index="0" draw:name="Oval 1" draw:style-name="gr1" draw:text-style-name="P2" svg:width="1.699cm" svg:height="1.533cm" svg:x="1.058cm" svg:y="0.106cm">
              <text:p text:style-name="P1"><text:span text:style-name="T1"><text:s/></text:span><text:span text:style-name="T1">1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covered-table-cell table:style-name="ce11">
            <draw:line table:end-cell-address="Sheet1.G7" table:end-x="0.079cm" table:end-y="0.343cm" draw:z-index="2" draw:name="Straight Connector 4" draw:style-name="gr2" draw:text-style-name="P3" svg:x1="1.058cm" svg:y1="0.872cm" svg:x2="3.48cm" svg:y2="0.291cm">
              <text:p/>
            </draw:line>
          </table:covered-table-cell>
          <table:table-cell table:style-name="ce14" office:value-type="float" office:value="0.2" calcext:value-type="float">
            <text:p>0.2</text:p>
          </table:table-cell>
          <table:table-cell table:style-name="ce15" office:value-type="float" office:value="200000" calcext:value-type="float">
            <text:p>£200,000</text:p>
          </table:table-cell>
          <table:table-cell table:style-name="ce15" table:formula="of:=[.G6]*[.F6]" office:value-type="float" office:value="40000" calcext:value-type="float">
            <text:p>£40,000</text:p>
          </table:table-cell>
          <table:table-cell table:number-columns-repeated="1016"/>
        </table:table-row>
        <table:table-row table:style-name="ro1">
          <table:table-cell table:number-columns-repeated="2"/>
          <table:table-cell>
            <draw:line table:end-cell-address="Sheet1.D10" table:end-x="1.058cm" table:end-y="0.37cm" draw:z-index="6" draw:name="Straight Connector 16" draw:style-name="gr2" draw:text-style-name="P3" svg:x1="0.026cm" svg:y1="1.958cm" svg:x2="2.758cm" svg:y2="0.343cm">
              <text:p/>
            </draw:line>
          </table:table-cell>
          <table:covered-table-cell table:style-name="ce11"/>
          <table:covered-table-cell table:style-name="ce11">
            <draw:line table:end-cell-address="Sheet1.G8" table:end-x="0.185cm" table:end-y="0.317cm" draw:z-index="3" draw:name="Straight Connector 6" draw:style-name="gr2" draw:text-style-name="P3" svg:x1="1.058cm" svg:y1="0.343cm" svg:x2="3.586cm" svg:y2="0.846cm">
              <text:p/>
            </draw:line>
          </table:covered-table-cell>
          <table:table-cell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covered-table-cell table:number-columns-repeated="2" table:style-name="ce11"/>
          <table:table-cell table:style-name="ce14" office:value-type="float" office:value="0.8" calcext:value-type="float">
            <text:p>0.8</text:p>
          </table:table-cell>
          <table:table-cell table:style-name="ce15" office:value-type="float" office:value="45000" calcext:value-type="float">
            <text:p>£45,000</text:p>
          </table:table-cell>
          <table:table-cell table:style-name="ce16" table:formula="of:=[.G8]*[.F8]" office:value-type="float" office:value="36000" calcext:value-type="float">
            <text:p>£36,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5" table:formula="of:=[.H6]+[.H8]" office:value-type="float" office:value="76000" calcext:value-type="float">
            <text:p>£76,000</text:p>
          </table:table-cell>
          <table:table-cell table:number-columns-repeated="1016"/>
        </table:table-row>
        <table:table-row table:style-name="ro2">
          <table:table-cell/>
          <table:table-cell table:style-name="ce2"/>
          <table:table-cell>
            <draw:line table:end-cell-address="Sheet1.D13" table:end-x="1.031cm" table:end-y="0.238cm" draw:z-index="7" draw:name="Straight Connector 19" draw:style-name="gr2" draw:text-style-name="P3" svg:x1="0.026cm" svg:y1="0.423cm" svg:x2="2.731cm" svg:y2="2.143cm">
              <text:p/>
            </draw:line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2" table:number-columns-spanned="2" table:number-rows-spanned="3">
            <draw:custom-shape table:end-cell-address="Sheet1.E14" table:end-x="1.031cm" table:end-y="0.475cm" draw:z-index="1" draw:name="Oval 2" draw:style-name="gr1" draw:text-style-name="P2" svg:width="1.699cm" svg:height="1.534cm" svg:x="1.032cm" svg:y="0cm">
              <text:p text:style-name="P1"><text:span text:style-name="T1">2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covered-table-cell table:style-name="ce13">
            <draw:line table:end-cell-address="Sheet1.G13" table:end-x="0.132cm" table:end-y="0.238cm" draw:z-index="4" draw:name="Straight Connector 11" draw:style-name="gr2" draw:text-style-name="P3" svg:x1="1.031cm" svg:y1="0.768cm" svg:x2="3.533cm" svg:y2="0.317cm">
              <text:p/>
            </draw:line>
          </table:covered-table-cell>
          <table:table-cell table:style-name="ce14" office:value-type="float" office:value="0.6" calcext:value-type="float">
            <text:p>0.6</text:p>
          </table:table-cell>
          <table:table-cell table:style-name="ce15" office:value-type="float" office:value="75000" calcext:value-type="float">
            <text:p>£75,000</text:p>
          </table:table-cell>
          <table:table-cell table:style-name="ce15" table:formula="of:=[.G12]*[.F12]" office:value-type="float" office:value="45000" calcext:value-type="float">
            <text:p>£45,000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style-name="ce13"/>
          <table:covered-table-cell table:style-name="ce13">
            <draw:line table:end-cell-address="Sheet1.G14" table:end-x="0.079cm" table:end-y="0.291cm" draw:z-index="5" draw:name="Straight Connector 13" draw:style-name="gr2" draw:text-style-name="P3" svg:x1="1.031cm" svg:y1="0.238cm" svg:x2="3.48cm" svg:y2="0.82cm">
              <text:p/>
            </draw:line>
          </table:covered-table-cell>
          <table:table-cell table:style-name="ce14"/>
          <table:table-cell table:style-name="ce15" table:number-columns-repeated="2"/>
          <table:table-cell table:number-columns-repeated="1016"/>
        </table:table-row>
        <table:table-row table:style-name="ro1">
          <table:table-cell table:number-columns-repeated="3"/>
          <table:covered-table-cell table:number-columns-repeated="2" table:style-name="ce13"/>
          <table:table-cell table:style-name="ce14" office:value-type="float" office:value="0.4" calcext:value-type="float">
            <text:p>0.4</text:p>
          </table:table-cell>
          <table:table-cell table:style-name="ce15" office:value-type="float" office:value="60000" calcext:value-type="float">
            <text:p>£60,000</text:p>
          </table:table-cell>
          <table:table-cell table:style-name="ce16" table:formula="of:=[.G14]*[.F14]" office:value-type="float" office:value="24000" calcext:value-type="float">
            <text:p>£24,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5" table:formula="of:=[.H12]+[.H14]" office:value-type="float" office:value="69000" calcext:value-type="float">
            <text:p>£69,00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Sheet2.C4" table:end-x="2.036cm" table:end-y="0.263cm" draw:z-index="15" draw:name="TextBox 26" draw:style-name="gr3" draw:text-style-name="P5" svg:width="3.192cm" svg:height="1.19cm" svg:x="0.132cm" svg:y="0.132cm">
              <text:p text:style-name="P4"><text:span text:style-name="T2">production option </text:span></text:p>
              <text:p text:style-name="P4"><text:span text:style-name="T2">cost = £1,500,00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2"/>
          <table:table-cell>
            <draw:custom-shape table:end-cell-address="Sheet2.D6" table:end-x="0.792cm" table:end-y="0.105cm" draw:z-index="3" draw:name="Oval 4" draw:style-name="gr4" draw:text-style-name="P2" svg:width="1.764cm" svg:height="1.587cm" svg:x="2.275cm" svg:y="0.106cm">
              <text:p text:style-name="P1"><text:span text:style-name="T3">4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>
            <draw:line table:end-cell-address="Sheet2.H4" table:end-x="0.026cm" table:end-y="0.37cm" draw:z-index="7" draw:name="Straight Connector 11" draw:style-name="gr2" draw:text-style-name="P3" svg:x1="0.793cm" svg:y1="0.9cm" svg:x2="6.87cm" svg:y2="0.291cm">
              <text:p/>
            </draw:line>
          </table:table-cell>
          <table:table-cell/>
          <table:table-cell table:style-name="ce19" office:value-type="float" office:value="0.6" calcext:value-type="float">
            <text:p>0.6</text:p>
          </table:table-cell>
          <table:table-cell table:style-name="ce20"/>
          <table:table-cell table:style-name="ce22" office:value-type="float" office:value="2500000" calcext:value-type="float">
            <text:p>£2,500,000</text:p>
          </table:table-cell>
          <table:table-cell table:style-name="ce15" table:formula="of:=[.F3]*[.H3]" office:value-type="float" office:value="1500000" calcext:value-type="float">
            <text:p>£1,500,000</text:p>
          </table:table-cell>
          <table:table-cell table:number-columns-repeated="1015"/>
        </table:table-row>
        <table:table-row table:style-name="ro1">
          <table:table-cell/>
          <table:table-cell>
            <draw:line table:end-cell-address="Sheet2.C6" table:end-x="2.275cm" table:end-y="0.608cm" draw:z-index="5" draw:name="Straight Connector 7" draw:style-name="gr2" draw:text-style-name="P3" svg:x1="1.19cm" svg:y1="1.666cm" svg:x2="3.563cm" svg:y2="0.37cm">
              <text:p/>
            </draw:line>
          </table:table-cell>
          <table:table-cell/>
          <table:table-cell table:style-name="ce18" table:number-columns-spanned="1" table:number-rows-spanned="2">
            <draw:line table:end-cell-address="Sheet2.H5" table:end-x="0.026cm" table:end-y="0.238cm" draw:z-index="8" draw:name="Straight Connector 13" draw:style-name="gr2" draw:text-style-name="P3" svg:x1="0.793cm" svg:y1="0.37cm" svg:x2="6.87cm" svg:y2="0.767cm">
              <text:p/>
            </draw:line>
          </table:table-cell>
          <table:table-cell table:number-columns-repeated="2"/>
          <table:table-cell table:style-name="ce20"/>
          <table:table-cell table:style-name="ce22"/>
          <table:table-cell table:style-name="ce15"/>
          <table:table-cell table:number-columns-repeated="1015"/>
        </table:table-row>
        <table:table-row table:style-name="ro1">
          <table:table-cell table:number-columns-repeated="3"/>
          <table:covered-table-cell table:style-name="ce18"/>
          <table:table-cell/>
          <table:table-cell table:style-name="ce15"/>
          <table:table-cell table:style-name="ce20"/>
          <table:table-cell table:style-name="ce22" office:value-type="float" office:value="1750000" calcext:value-type="float">
            <text:p>£1,750,000</text:p>
          </table:table-cell>
          <table:table-cell table:style-name="ce15" table:formula="of:=[.H5]*0.4" office:value-type="float" office:value="700000" calcext:value-type="float">
            <text:p>£700,000</text:p>
          </table:table-cell>
          <table:table-cell table:number-columns-repeated="1015"/>
        </table:table-row>
        <table:table-row table:style-name="ro3">
          <table:table-cell table:style-name="ce3"/>
          <table:table-cell table:style-name="ce1" table:number-columns-spanned="1" table:number-rows-spanned="2"/>
          <table:table-cell>
            <draw:line table:end-cell-address="Sheet2.C9" table:end-x="2.248cm" table:end-y="0.317cm" draw:z-index="6" draw:name="Straight Connector 9" draw:style-name="gr2" draw:text-style-name="P3" svg:x1="0cm" svg:y1="0.608cm" svg:x2="2.248cm" svg:y2="2.248cm">
              <text:p/>
            </draw:line>
          </table:table-cell>
          <table:table-cell>
            <draw:custom-shape table:end-cell-address="Sheet2.F8" table:end-x="0.502cm" table:end-y="0.184cm" draw:z-index="0" draw:name="TextBox 28" draw:style-name="gr5" draw:text-style-name="P5" svg:width="2.838cm" svg:height="1.057cm" svg:x="0.82cm" svg:y="0.529cm">
              <text:p text:style-name="P4"><text:span text:style-name="T4">self - tan </text:span></text:p>
              <text:p text:style-name="P4"><text:span text:style-name="T4">cost = £200,00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Sheet2.F9" table:end-x="1.666cm" table:end-y="0.449cm" draw:z-index="1" draw:name="Oval 2" draw:style-name="gr4" draw:text-style-name="P2" svg:width="1.587cm" svg:height="1.586cm" svg:x="0.079cm" svg:y="0.794cm">
              <text:p text:style-name="P1"><text:span text:style-name="T1">2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20"/>
          <table:table-cell table:style-name="ce22"/>
          <table:table-cell table:style-name="ce15" table:formula="of:=[.I3]+[.I5]" office:value-type="float" office:value="2200000" calcext:value-type="float">
            <text:p>£2,200,000</text:p>
          </table:table-cell>
          <table:table-cell table:number-columns-repeated="1015"/>
        </table:table-row>
        <table:table-row table:style-name="ro1">
          <table:table-cell/>
          <table:covered-table-cell table:style-name="ce17"/>
          <table:table-cell/>
          <table:table-cell table:style-name="ce18" table:number-columns-spanned="1" table:number-rows-spanned="2"/>
          <table:table-cell/>
          <table:table-cell>
            <draw:line table:end-cell-address="Sheet2.G8" table:end-x="1.666cm" table:end-y="0.185cm" draw:z-index="11" draw:name="Straight Connector 19" draw:style-name="gr2" draw:text-style-name="P3" svg:x1="1.666cm" svg:y1="0.714cm" svg:x2="3.654cm" svg:y2="0.343cm">
              <text:p/>
            </draw:line>
          </table:table-cell>
          <table:table-cell table:style-name="ce21" office:value-type="float" office:value="0.4" calcext:value-type="float">
            <text:p>0.4</text:p>
          </table:table-cell>
          <table:table-cell table:style-name="ce22" office:value-type="float" office:value="3200000" calcext:value-type="float">
            <text:p>£3,200,000</text:p>
          </table:table-cell>
          <table:table-cell table:style-name="ce15" table:formula="of:=[.H7]*[.G7]" office:value-type="float" office:value="1280000" calcext:value-type="float">
            <text:p>£1,280,000</text:p>
          </table:table-cell>
          <table:table-cell table:number-columns-repeated="1015"/>
        </table:table-row>
        <table:table-row table:style-name="ro1">
          <table:table-cell table:number-columns-repeated="2"/>
          <table:table-cell>
            <draw:custom-shape table:end-cell-address="Sheet2.D10" table:end-x="0.661cm" table:end-y="0.476cm" draw:z-index="4" draw:name="Rectangle 5" draw:style-name="gr4" draw:text-style-name="P2" svg:width="1.659cm" svg:height="1.375cm" svg:x="2.249cm" svg:y="0.159cm">
              <text:p text:style-name="P1"><text:span text:style-name="T3">3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style-name="ce18">
            <draw:line table:end-cell-address="Sheet2.F9" table:end-x="0.079cm" table:end-y="0.317cm" draw:z-index="9" draw:name="Straight Connector 15" draw:style-name="gr2" draw:text-style-name="P3" svg:x1="0.661cm" svg:y1="0.846cm" svg:x2="3.235cm" svg:y2="0.185cm">
              <text:p/>
            </draw:line>
          </table:covered-table-cell>
          <table:table-cell/>
          <table:table-cell>
            <draw:line table:end-cell-address="Sheet2.H9" table:end-x="0.052cm" table:end-y="0.238cm" draw:z-index="12" draw:name="Straight Connector 21" draw:style-name="gr2" draw:text-style-name="P3" svg:x1="1.666cm" svg:y1="0.185cm" svg:x2="3.74cm" svg:y2="0.767cm">
              <text:p/>
            </draw:line>
          </table:table-cell>
          <table:table-cell table:style-name="ce20"/>
          <table:table-cell table:style-name="ce22"/>
          <table:table-cell table:style-name="ce15"/>
          <table:table-cell table:number-columns-repeated="1015"/>
        </table:table-row>
        <table:table-row table:style-name="ro1">
          <table:table-cell/>
          <table:table-cell>
            <draw:custom-shape table:end-cell-address="Sheet2.C12" table:end-x="2.01cm" table:end-y="0.237cm" draw:z-index="16" draw:name="TextBox 27" draw:style-name="gr3" draw:text-style-name="P5" svg:width="3.113cm" svg:height="1.455cm" svg:x="0.185cm" svg:y="0.37cm">
              <text:p text:style-name="P4"><text:span text:style-name="T4">product development</text:span></text:p>
              <text:p text:style-name="P4"><text:span text:style-name="T4">cost = £1,500,00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8" table:number-columns-spanned="1" table:number-rows-spanned="2">
            <draw:line table:end-cell-address="Sheet2.F12" table:end-x="0.079cm" table:end-y="0.158cm" draw:z-index="10" draw:name="Straight Connector 17" draw:style-name="gr2" draw:text-style-name="P3" svg:x1="0.661cm" svg:y1="0.317cm" svg:x2="3.235cm" svg:y2="1.746cm">
              <text:p/>
            </draw:line>
          </table:table-cell>
          <table:table-cell table:number-columns-repeated="2"/>
          <table:table-cell table:style-name="ce21" office:value-type="float" office:value="0.6" calcext:value-type="float">
            <text:p>0.6</text:p>
          </table:table-cell>
          <table:table-cell table:style-name="ce22" office:value-type="float" office:value="750000" calcext:value-type="float">
            <text:p>£750,000</text:p>
          </table:table-cell>
          <table:table-cell table:style-name="ce16" table:formula="of:=[.H9]*[.G9]" office:value-type="float" office:value="450000" calcext:value-type="float">
            <text:p>£450,000</text:p>
          </table:table-cell>
          <table:table-cell table:number-columns-repeated="1015"/>
        </table:table-row>
        <table:table-row table:style-name="ro1">
          <table:table-cell table:number-columns-repeated="3"/>
          <table:covered-table-cell table:style-name="ce18"/>
          <table:table-cell/>
          <table:table-cell>
            <draw:custom-shape table:end-cell-address="Sheet2.F13" table:end-x="1.666cm" table:end-y="0.422cm" draw:z-index="2" draw:name="Oval 3" draw:style-name="gr4" draw:text-style-name="P2" svg:width="1.587cm" svg:height="1.587cm" svg:x="0.079cm" svg:y="0.423cm">
              <text:p text:style-name="P1"><text:span text:style-name="T3">1</text:span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style-name="ce20"/>
          <table:table-cell table:style-name="ce22"/>
          <table:table-cell table:style-name="ce15" table:formula="of:=[.I7]+[.I9]" office:value-type="float" office:value="1730000" calcext:value-type="float">
            <text:p>£1,730,000</text:p>
          </table:table-cell>
          <table:table-cell table:number-columns-repeated="1015"/>
        </table:table-row>
        <table:table-row table:style-name="ro1">
          <table:table-cell table:number-columns-repeated="5"/>
          <table:table-cell>
            <draw:line table:end-cell-address="Sheet2.G12" table:end-x="1.7cm" table:end-y="0.158cm" draw:z-index="13" draw:name="Straight Connector 23" draw:style-name="gr2" draw:text-style-name="P3" svg:x1="1.666cm" svg:y1="0.687cm" svg:x2="3.688cm" svg:y2="0.37cm">
              <text:p/>
            </draw:line>
          </table:table-cell>
          <table:table-cell table:style-name="ce21" office:value-type="float" office:value="0.3" calcext:value-type="float">
            <text:p>0.3</text:p>
          </table:table-cell>
          <table:table-cell table:style-name="ce22" office:value-type="float" office:value="3750000" calcext:value-type="float">
            <text:p>£3,750,000</text:p>
          </table:table-cell>
          <table:table-cell table:style-name="ce15" table:formula="of:=[.H11]*[.G11]" office:value-type="float" office:value="1125000" calcext:value-type="float">
            <text:p>£1,125,0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kincare</text:p>
          </table:table-cell>
          <table:table-cell>
            <draw:line table:end-cell-address="Sheet2.H13" table:end-x="0.026cm" table:end-y="0.211cm" draw:z-index="14" draw:name="Straight Connector 25" draw:style-name="gr2" draw:text-style-name="P3" svg:x1="1.666cm" svg:y1="0.158cm" svg:x2="3.714cm" svg:y2="0.74cm">
              <text:p/>
            </draw:line>
          </table:table-cell>
          <table:table-cell table:style-name="ce20"/>
          <table:table-cell table:style-name="ce22"/>
          <table:table-cell table:style-name="ce15"/>
          <table:table-cell table:number-columns-repeated="1015"/>
        </table:table-row>
        <table:table-row table:style-name="ro1">
          <table:table-cell table:number-columns-repeated="6"/>
          <table:table-cell table:style-name="ce20"/>
          <table:table-cell table:style-name="ce22" office:value-type="float" office:value="400000" calcext:value-type="float">
            <text:p>£400,000</text:p>
          </table:table-cell>
          <table:table-cell table:style-name="ce15" table:formula="of:=[.H13]*0.7" office:value-type="float" office:value="280000" calcext:value-type="float">
            <text:p>£280,0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5" table:number-columns-repeated="2"/>
          <table:table-cell table:style-name="ce15" table:formula="of:=[.I11]+[.I13]" office:value-type="float" office:value="1405000" calcext:value-type="float">
            <text:p>£1,405,00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number-columns-repeated="1014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Hybrid car - cost = £150m</text:p>
          </table:table-cell>
          <table:covered-table-cell table:style-name="ce23"/>
          <table:table-cell table:style-name="ce4" office:value-type="string" calcext:value-type="string">
            <text:p>EMV</text:p>
          </table:table-cell>
          <table:table-cell/>
          <table:table-cell table:style-name="ce23" office:value-type="string" calcext:value-type="string" table:number-columns-spanned="2" table:number-rows-spanned="1">
            <text:p>Electric car - cost = £175m</text:p>
          </table:table-cell>
          <table:covered-table-cell table:style-name="ce1"/>
          <table:table-cell table:style-name="ce4" table:formula="of:=[.C1]" office:value-type="string" office:string-value="EMV" calcext:value-type="string">
            <text:p>EMV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uccessful </text:p>
          </table:table-cell>
          <table:table-cell table:style-name="ce2" office:value-type="float" office:value="0.3" calcext:value-type="float">
            <text:p>0.3</text:p>
          </table:table-cell>
          <table:table-cell table:style-name="ce4" office:value-type="string" calcext:value-type="string">
            <text:p>£350m</text:p>
          </table:table-cell>
          <table:table-cell/>
          <table:table-cell table:style-name="ce2" table:formula="of:=[.A2]" office:value-type="string" office:string-value="Successful " calcext:value-type="string">
            <text:p>Successful </text:p>
          </table:table-cell>
          <table:table-cell table:style-name="ce2" office:value-type="float" office:value="0.1" calcext:value-type="float">
            <text:p>0.1</text:p>
          </table:table-cell>
          <table:table-cell table:style-name="ce4" office:value-type="string" calcext:value-type="string">
            <text:p>£1,100m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easonable success</text:p>
          </table:table-cell>
          <table:table-cell table:style-name="ce2" office:value-type="float" office:value="0.3" calcext:value-type="float">
            <text:p>0.3</text:p>
          </table:table-cell>
          <table:table-cell table:style-name="ce4" office:value-type="string" calcext:value-type="string">
            <text:p>£140m </text:p>
          </table:table-cell>
          <table:table-cell/>
          <table:table-cell table:style-name="ce2" table:formula="of:=[.A3]" office:value-type="string" office:string-value="Reasonable success" calcext:value-type="string">
            <text:p>Reasonable success</text:p>
          </table:table-cell>
          <table:table-cell table:style-name="ce2" office:value-type="float" office:value="0.3" calcext:value-type="float">
            <text:p>0.3</text:p>
          </table:table-cell>
          <table:table-cell table:style-name="ce4" office:value-type="string" calcext:value-type="string">
            <text:p>£125m 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ailure</text:p>
          </table:table-cell>
          <table:table-cell table:style-name="ce2" office:value-type="float" office:value="0.4" calcext:value-type="float">
            <text:p>0.4</text:p>
          </table:table-cell>
          <table:table-cell table:style-name="ce4" office:value-type="string" calcext:value-type="string">
            <text:p>£60m</text:p>
          </table:table-cell>
          <table:table-cell/>
          <table:table-cell table:style-name="ce2" table:formula="of:=[.A4]" office:value-type="string" office:string-value="Failure" calcext:value-type="string">
            <text:p>Failure</text:p>
          </table:table-cell>
          <table:table-cell table:style-name="ce2" office:value-type="float" office:value="0.6" calcext:value-type="float">
            <text:p>0.6</text:p>
          </table:table-cell>
          <table:table-cell table:style-name="ce4" office:value-type="string" calcext:value-type="string">
            <text:p>£40m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4"/>
          <table:table-cell table:number-columns-repeated="5"/>
          <table:table-cell>
            <draw:frame table:end-cell-address="Sheet3.Q20" table:end-x="0.211cm" table:end-y="0.105cm" draw:z-index="0" draw:name="Chart 1" draw:style-name="gr6" draw:text-style-name="P3" svg:width="13.544cm" svg:height="7.619cm" svg:x="0.529cm" svg:y="0.423cm">
              <draw:object draw:notify-on-update-of-ranges="Sheet3.A16:Sheet3.A21 Sheet3.B16:Sheet3.B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350*0.3" office:value-type="float" office:value="105" calcext:value-type="float">
            <text:p>105</text:p>
          </table:table-cell>
          <table:table-cell table:number-columns-repeated="3"/>
          <table:table-cell table:formula="of:=1100*0.1"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140*0.3" office:value-type="float" office:value="42" calcext:value-type="float">
            <text:p>42</text:p>
          </table:table-cell>
          <table:table-cell table:number-columns-repeated="3"/>
          <table:table-cell table:formula="of:=125*0.3" office:value-type="float" office:value="37.5" calcext:value-type="float">
            <text:p>37.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60*0.4" office:value-type="float" office:value="24" calcext:value-type="float">
            <text:p>24</text:p>
          </table:table-cell>
          <table:table-cell table:number-columns-repeated="3"/>
          <table:table-cell table:formula="of:=40*0.6" office:value-type="float" office:value="24" calcext:value-type="float">
            <text:p>24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ervicing </text:p>
          </table:table-cell>
          <table:table-cell table:formula="of:=(52*8)*160" office:value-type="float" office:value="66560" calcext:value-type="float">
            <text:p>665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T</text:p>
          </table:table-cell>
          <table:table-cell table:formula="of:=(52*9)*54" office:value-type="float" office:value="25272" calcext:value-type="float">
            <text:p>252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kes</text:p>
          </table:table-cell>
          <table:table-cell table:formula="of:=(52*5)*89" office:value-type="float" office:value="23140" calcext:value-type="float">
            <text:p>231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hausts </text:p>
          </table:table-cell>
          <table:table-cell table:formula="of:=(52*3)*125" office:value-type="float" office:value="19500" calcext:value-type="float">
            <text:p>19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res </text:p>
          </table:table-cell>
          <table:table-cell table:formula="of:=(52*10)*95" office:value-type="float" office:value="49400" calcext:value-type="float">
            <text:p>49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eries </text:p>
          </table:table-cell>
          <table:table-cell table:formula="of:=(52*10)*45" office:value-type="float" office:value="23400" calcext:value-type="float">
            <text:p>23400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([.L22]/[.K22])*60" office:value-type="float" office:value="444.444444444444" calcext:value-type="float">
            <text:p>444.44444444444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24]*60" office:value-type="float" office:value="26666.6666666667" calcext:value-type="float">
            <text:p>26666.666666666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[.L25]/1000*1.6" office:value-type="float" office:value="42.6666666666667" calcext:value-type="float">
            <text:p>42.6666666666667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7"/>
          <table:table-cell office:value-type="float" office:value="240" calcext:value-type="float">
            <text:p>240</text:p>
          </table:table-cell>
          <table:table-cell office:value-type="float" office:value="500000" calcext:value-type="float">
            <text:p>500000</text:p>
          </table:table-cell>
          <table:table-cell table:formula="of:=[.H30]*[.I30]" office:value-type="float" office:value="120000000" calcext:value-type="float">
            <text:p>12000000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480000*25" office:value-type="float" office:value="12000000" calcext:value-type="float">
            <text:p>12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(865000)" office:value-type="float" office:value="865000" calcext:value-type="float">
            <text:p>865000</text:p>
          </table:table-cell>
          <table:table-cell table:number-columns-repeated="102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  <table:table-cell table:style-name="ce25" table:formula="of:=([.A35]/[.A36])*[.B36]" office:value-type="float" office:value="57666666.6666667" calcext:value-type="float">
            <text:p>57,666,667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4">
        <table:table-column table:style-name="co11" table:default-cell-style-name="Default"/>
        <table:table-column table:style-name="co1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2"/>
          <table:table-cell>
            <draw:frame table:end-cell-address="Sheet4.K16" table:end-x="0.263cm" table:end-y="0.052cm" draw:z-index="0" draw:name="Chart 3" draw:style-name="gr6" draw:text-style-name="P3" svg:width="12.755cm" svg:height="7.62cm" svg:x="1.111cm" svg:y="0.37cm">
              <draw:object draw:notify-on-update-of-ranges="Sheet4.A2:Sheet4.A4 Sheet4.B2:Sheet4.B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TCO </text:p>
          </table:table-cell>
          <table:table-cell office:value-type="float" office:value="38.6" calcext:value-type="float">
            <text:p>38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tSmart</text:p>
          </table:table-cell>
          <table:table-cell office:value-type="float" office:value="18.8" calcext:value-type="float">
            <text:p>18.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2.6" calcext:value-type="float">
            <text:p>42.6</text:p>
          </table:table-cell>
          <table:table-cell table:number-columns-repeated="1022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50" calcext:value-type="float">
            <text:p>450</text:p>
          </table:table-cell>
          <table:table-cell table:number-columns-repeated="102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80" calcext:value-type="float">
            <text:p>480</text:p>
          </table:table-cell>
          <table:table-cell>
            <draw:frame table:end-cell-address="Sheet4.K30" table:end-x="0.951cm" table:end-y="0.343cm" draw:z-index="1" draw:name="Chart 4" draw:style-name="gr6" draw:text-style-name="P3" svg:width="13.443cm" svg:height="7.619cm" svg:x="1.111cm" svg:y="0.132cm">
              <draw:object draw:notify-on-update-of-ranges="Sheet4.A15:Sheet4.A21 Sheet4.B15:Sheet4.B2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5" calcext:value-type="float">
            <text:p>515</text:p>
          </table:table-cell>
          <table:table-cell table:number-columns-repeated="102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5" calcext:value-type="float">
            <text:p>525</text:p>
          </table:table-cell>
          <table:table-cell table:number-columns-repeated="102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0" calcext:value-type="float">
            <text:p>540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016*</text:p>
          </table:table-cell>
          <table:table-cell office:value-type="float" office:value="560" calcext:value-type="float">
            <text:p>560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7" office:value-type="string" calcext:value-type="string" table:number-columns-spanned="1" table:number-rows-spanned="2">
            <text:p>Year</text:p>
          </table:table-cell>
          <table:table-cell table:style-name="ce29" office:value-type="string" calcext:value-type="string">
            <text:p>Revenue </text:p>
          </table:table-cell>
          <table:table-cell table:number-columns-repeated="1022"/>
        </table:table-row>
        <table:table-row table:style-name="ro1">
          <table:covered-table-cell table:style-name="ce28"/>
          <table:table-cell table:style-name="ce30" office:value-type="string" calcext:value-type="string">
            <text:p>($ millions)</text:p>
          </table:table-cell>
          <table:table-cell table:number-columns-repeated="1022"/>
        </table:table-row>
        <table:table-row table:style-name="ro1">
          <table:table-cell table:style-name="ce4" office:value-type="float" office:value="2010" calcext:value-type="float">
            <text:p>2010</text:p>
          </table:table-cell>
          <table:table-cell table:style-name="ce31" office:value-type="float" office:value="5400" calcext:value-type="float">
            <text:p>5,400</text:p>
          </table:table-cell>
          <table:table-cell table:number-columns-repeated="1022"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table:style-name="ce31" office:value-type="float" office:value="5800" calcext:value-type="float">
            <text:p>5,800</text:p>
          </table:table-cell>
          <table:table-cell table:number-columns-repeated="1022"/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table:style-name="ce31" office:value-type="float" office:value="6400" calcext:value-type="float">
            <text:p>6,400</text:p>
          </table:table-cell>
          <table:table-cell table:number-columns-repeated="1022"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table:style-name="ce31" office:value-type="float" office:value="6543" calcext:value-type="float">
            <text:p>6,543</text:p>
          </table:table-cell>
          <table:table-cell table:number-columns-repeated="1022"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table:style-name="ce31" office:value-type="float" office:value="6654" calcext:value-type="float">
            <text:p>6,654</text:p>
          </table:table-cell>
          <table:table-cell table:number-columns-repeated="1022"/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table:style-name="ce31" office:value-type="float" office:value="6927" calcext:value-type="float">
            <text:p>6,927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tability" table:style-name="ta5">
        <table:table-column table:style-name="co13" table:default-cell-style-name="Default"/>
        <table:table-column table:style-name="co14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1350000" calcext:value-type="float">
            <text:p>1350000</text:p>
          </table:table-cell>
          <table:table-cell table:formula="of:=[.A2]*1.12" office:value-type="float" office:value="1512000" calcext:value-type="float">
            <text:p>1512000</text:p>
          </table:table-cell>
          <table:table-cell table:number-columns-repeated="1022"/>
        </table:table-row>
        <table:table-row table:style-name="ro1">
          <table:table-cell office:value-type="float" office:value="756000" calcext:value-type="float">
            <text:p>756000</text:p>
          </table:table-cell>
          <table:table-cell office:value-type="float" office:value="815760" calcext:value-type="float">
            <text:p>815760</text:p>
          </table:table-cell>
          <table:table-cell table:number-columns-repeated="1022"/>
        </table:table-row>
        <table:table-row table:style-name="ro1">
          <table:table-cell table:formula="of:=[.A3]/[.A2]" office:value-type="float" office:value="0.56" calcext:value-type="float">
            <text:p>0.56</text:p>
          </table:table-cell>
          <table:table-cell table:formula="of:=[.B3]/[.B2]" office:value-type="float" office:value="0.539523809523809" calcext:value-type="float">
            <text:p>0.539523809523809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All figures (£000s) </text:p>
          </table:table-cell>
          <table:covered-table-cell table:style-name="ce34"/>
          <table:table-cell table:number-columns-repeated="1021"/>
        </table:table-row>
        <table:table-row table:style-name="ro1">
          <table:table-cell/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venue </text:p>
          </table:table-cell>
          <table:table-cell table:style-name="ce4" office:value-type="float" office:value="8465" calcext:value-type="float">
            <text:p>8465</text:p>
          </table:table-cell>
          <table:table-cell table:style-name="ce4" office:value-type="float" office:value="9027" calcext:value-type="float">
            <text:p>9027</text:p>
          </table:table-cell>
          <table:table-cell/>
          <table:table-cell table:formula="of:=[.C8]" office:value-type="float" office:value="9027" calcext:value-type="float">
            <text:p>902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Gross profit </text:p>
          </table:table-cell>
          <table:table-cell table:style-name="ce4" office:value-type="float" office:value="2825" calcext:value-type="float">
            <text:p>2825</text:p>
          </table:table-cell>
          <table:table-cell table:style-name="ce4" office:value-type="float" office:value="3019" calcext:value-type="float">
            <text:p>3019</text:p>
          </table:table-cell>
          <table:table-cell/>
          <table:table-cell table:formula="of:=[.C9]" office:value-type="float" office:value="3019" calcext:value-type="float">
            <text:p>301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Operating expenses </text:p>
          </table:table-cell>
          <table:table-cell table:number-columns-repeated="2" table:style-name="ce4" office:value-type="string" calcext:value-type="string">
            <text:p>?</text:p>
          </table:table-cell>
          <table:table-cell office:value-type="float" office:value="2381" calcext:value-type="float">
            <text:p>2381</text:p>
          </table:table-cell>
          <table:table-cell office:value-type="float" office:value="2557" calcext:value-type="float">
            <text:p>255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erest &amp; taxation </text:p>
          </table:table-cell>
          <table:table-cell table:style-name="ce4" table:formula="of:=84+32" office:value-type="float" office:value="116" calcext:value-type="float">
            <text:p>116</text:p>
          </table:table-cell>
          <table:table-cell table:style-name="ce4" table:formula="of:=98+25" office:value-type="float" office:value="123" calcext:value-type="float">
            <text:p>123</text:p>
          </table:table-cell>
          <table:table-cell/>
          <table:table-cell table:formula="of:=[.E9]-[.E10]" office:value-type="float" office:value="462" calcext:value-type="float">
            <text:p>46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fit for the year </text:p>
          </table:table-cell>
          <table:table-cell table:style-name="ce4" table:formula="of:=129+199" office:value-type="float" office:value="328" calcext:value-type="float">
            <text:p>328</text:p>
          </table:table-cell>
          <table:table-cell table:style-name="ce4" table:formula="of:=129+210" office:value-type="float" office:value="339" calcext:value-type="float">
            <text:p>339</text:p>
          </table:table-cell>
          <table:table-cell/>
          <table:table-cell table:formula="of:=[.C11]" office:value-type="float" office:value="123" calcext:value-type="float">
            <text:p>123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E11]-[.E12]" office:value-type="float" office:value="339" calcext:value-type="float">
            <text:p>339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All figures (£000s) </text:p>
          </table:table-cell>
          <table:covered-table-cell table:style-name="ce4"/>
          <table:table-cell table:number-columns-repeated="1021"/>
        </table:table-row>
        <table:table-row table:style-name="ro1">
          <table:table-cell/>
          <table:table-cell table:style-name="ce35" office:value-type="float" office:value="2013" calcext:value-type="float">
            <text:p>2013</text:p>
          </table:table-cell>
          <table:table-cell table:style-name="ce35" office:value-type="float" office:value="2014" calcext:value-type="float">
            <text:p>2014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Sales Revenue </text:p>
          </table:table-cell>
          <table:table-cell table:style-name="ce36" office:value-type="float" office:value="4500" calcext:value-type="float">
            <text:p>£4,500</text:p>
          </table:table-cell>
          <table:table-cell table:style-name="ce36" office:value-type="float" office:value="4750" calcext:value-type="float">
            <text:p>£4,750</text:p>
          </table:table-cell>
          <table:table-cell table:number-columns-repeated="1021"/>
        </table:table-row>
        <table:table-row table:style-name="ro1">
          <table:table-cell table:style-name="ce32" office:value-type="string" calcext:value-type="string">
            <text:p>Operating profit margin</text:p>
          </table:table-cell>
          <table:table-cell table:style-name="ce37" office:value-type="percentage" office:value="0.052" calcext:value-type="percentage">
            <text:p>5.20%</text:p>
          </table:table-cell>
          <table:table-cell table:style-name="ce37" office:value-type="percentage" office:value="0.0325" calcext:value-type="percentage">
            <text:p>3.25%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3" office:value-type="string" calcext:value-type="string" table:number-columns-spanned="2" table:number-rows-spanned="1">
            <text:p>Last year's key financial performance data</text:p>
          </table:table-cell>
          <table:covered-table-cell table:style-name="ce33"/>
          <table:table-cell table:number-columns-repeated="1022"/>
        </table:table-row>
        <table:table-row table:style-name="ro1">
          <table:table-cell table:style-name="ce2" office:value-type="string" calcext:value-type="string">
            <text:p>Sales Revenue </text:p>
          </table:table-cell>
          <table:table-cell table:style-name="ce36" office:value-type="float" office:value="620000" calcext:value-type="float">
            <text:p>£620,0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perating profit margin </text:p>
          </table:table-cell>
          <table:table-cell table:style-name="ce37" office:value-type="percentage" office:value="0.065" calcext:value-type="percentage">
            <text:p>6.50%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it for the year margin</text:p>
          </table:table-cell>
          <table:table-cell table:style-name="ce37" office:value-type="percentage" office:value="0.0425" calcext:value-type="percentage">
            <text:p>4.25%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hflow" table:style-name="ta6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3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8" table:number-columns-spanned="3" table:number-rows-spanned="1"/>
          <table:covered-table-cell table:number-columns-repeated="2" table:style-name="ce40"/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September </text:p>
          </table:table-cell>
          <table:table-cell table:style-name="ce4" office:value-type="string" calcext:value-type="string">
            <text:p>October</text:p>
          </table:table-cell>
          <table:table-cell table:style-name="ce5"/>
          <table:table-cell/>
          <table:table-cell table:style-name="ce4" office:value-type="string" calcext:value-type="string" table:number-columns-spanned="3" table:number-rows-spanned="1">
            <text:p>Quarter 1</text:p>
          </table:table-cell>
          <table:covered-table-cell table:number-columns-repeated="2" table:style-name="ce4"/>
          <table:table-cell table:number-columns-repeated="1016"/>
        </table:table-row>
        <table:table-row table:style-name="ro4">
          <table:table-cell table:style-name="ce2" office:value-type="string" calcext:value-type="string">
            <text:p>Inflows</text:p>
          </table:table-cell>
          <table:table-cell table:style-name="ce36" office:value-type="float" office:value="42500" calcext:value-type="float">
            <text:p>£42,500</text:p>
          </table:table-cell>
          <table:table-cell table:style-name="ce36" office:value-type="float" office:value="35000" calcext:value-type="float">
            <text:p>£35,000</text:p>
          </table:table-cell>
          <table:table-cell table:style-name="ce41"/>
          <table:table-cell table:style-name="ce2"/>
          <table:table-cell table:style-name="ce45" office:value-type="string" calcext:value-type="string">
            <text:p>Jan </text:p>
          </table:table-cell>
          <table:table-cell table:style-name="ce45" office:value-type="string" calcext:value-type="string">
            <text:p>Feb</text:p>
          </table:table-cell>
          <table:table-cell table:style-name="ce45" office:value-type="string" calcext:value-type="string">
            <text:p>March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Outflows</text:p>
          </table:table-cell>
          <table:table-cell table:number-columns-repeated="2" table:style-name="ce36" office:value-type="float" office:value="39000" calcext:value-type="float">
            <text:p>£39,000</text:p>
          </table:table-cell>
          <table:table-cell table:style-name="ce41"/>
          <table:table-cell table:style-name="ce42" office:value-type="string" calcext:value-type="string">
            <text:p>Inflows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 table:style-name="ce2" office:value-type="string" calcext:value-type="string">
            <text:p>Net cashflow 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5"/>
          <table:table-cell table:style-name="ce43" office:value-type="string" calcext:value-type="string">
            <text:p>Sales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 table:style-name="ce2" office:value-type="string" calcext:value-type="string">
            <text:p>Total inflows</text:p>
          </table:table-cell>
          <table:table-cell table:style-name="ce39" office:value-type="string" calcext:value-type="string">
            <text:p>£4,500</text:p>
          </table:table-cell>
          <table:table-cell table:style-name="ce4" office:value-type="string" calcext:value-type="string">
            <text:p>D</text:p>
          </table:table-cell>
          <table:table-cell table:style-name="ce5"/>
          <table:table-cell table:style-name="ce44"/>
          <table:table-cell table:style-name="ce46" table:number-columns-repeated="3"/>
          <table:table-cell table:number-columns-repeated="1016"/>
        </table:table-row>
        <table:table-row table:style-name="ro5">
          <table:table-cell table:style-name="ce2" office:value-type="string" calcext:value-type="string">
            <text:p>Closing balance </text:p>
          </table:table-cell>
          <table:table-cell table:style-name="ce4" office:value-type="string" calcext:value-type="string">
            <text:p>B</text:p>
          </table:table-cell>
          <table:table-cell table:style-name="ce39" office:value-type="string" calcext:value-type="string">
            <text:p>(£4,000)</text:p>
          </table:table-cell>
          <table:table-cell table:style-name="ce5"/>
          <table:table-cell table:style-name="ce42" office:value-type="string" calcext:value-type="string">
            <text:p>Ouflows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 table:number-columns-repeated="4"/>
          <table:table-cell table:style-name="ce44" office:value-type="string" calcext:value-type="string">
            <text:p>Wages 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 table:number-columns-repeated="4"/>
          <table:table-cell table:style-name="ce44" office:value-type="string" calcext:value-type="string">
            <text:p>Rent 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September </text:p>
          </table:table-cell>
          <table:table-cell table:style-name="ce4" office:value-type="string" calcext:value-type="string">
            <text:p>October</text:p>
          </table:table-cell>
          <table:table-cell/>
          <table:table-cell table:style-name="ce44" office:value-type="string" calcext:value-type="string">
            <text:p>Promotion 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 table:style-name="ce2" office:value-type="string" calcext:value-type="string">
            <text:p>Inflows</text:p>
          </table:table-cell>
          <table:table-cell table:style-name="ce36" office:value-type="float" office:value="42500" calcext:value-type="float">
            <text:p>£42,500</text:p>
          </table:table-cell>
          <table:table-cell table:style-name="ce36" office:value-type="float" office:value="35000" calcext:value-type="float">
            <text:p>£35,000</text:p>
          </table:table-cell>
          <table:table-cell/>
          <table:table-cell table:style-name="ce44" office:value-type="string" calcext:value-type="string">
            <text:p>Repayments 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 table:style-name="ce2" office:value-type="string" calcext:value-type="string">
            <text:p>Outflows</text:p>
          </table:table-cell>
          <table:table-cell table:number-columns-repeated="2" table:style-name="ce36" office:value-type="float" office:value="39000" calcext:value-type="float">
            <text:p>£39,000</text:p>
          </table:table-cell>
          <table:table-cell/>
          <table:table-cell table:style-name="ce44" office:value-type="string" calcext:value-type="string">
            <text:p>Other 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 table:style-name="ce2" office:value-type="string" calcext:value-type="string">
            <text:p>Net cashflow </text:p>
          </table:table-cell>
          <table:table-cell table:style-name="ce36" table:formula="of:=[.B13]-[.B14]" office:value-type="float" office:value="3500" calcext:value-type="float">
            <text:p>£3,500</text:p>
          </table:table-cell>
          <table:table-cell table:style-name="ce36" table:formula="of:=[.C13]-[.C14]" office:value-type="float" office:value="-4000" calcext:value-type="float">
            <text:p>-£4,000</text:p>
          </table:table-cell>
          <table:table-cell/>
          <table:table-cell table:style-name="ce44" office:value-type="string" calcext:value-type="string">
            <text:p>Net cashlow</text:p>
          </table:table-cell>
          <table:table-cell table:style-name="ce2" table:number-columns-repeated="3"/>
          <table:table-cell table:number-columns-repeated="1016"/>
        </table:table-row>
        <table:table-row table:style-name="ro5">
          <table:table-cell table:style-name="ce2" office:value-type="string" calcext:value-type="string">
            <text:p>Opening balance </text:p>
          </table:table-cell>
          <table:table-cell table:style-name="ce39" office:value-type="string" calcext:value-type="string">
            <text:p>£4,500</text:p>
          </table:table-cell>
          <table:table-cell table:style-name="ce39" table:formula="of:=[.B17]" office:value-type="float" office:value="8000" calcext:value-type="float">
            <text:p>8000</text:p>
          </table:table-cell>
          <table:table-cell/>
          <table:table-cell table:style-name="ce44" office:value-type="string" calcext:value-type="string">
            <text:p>Opening balance </text:p>
          </table:table-cell>
          <table:table-cell table:style-name="ce36" office:value-type="float" office:value="20000" calcext:value-type="float">
            <text:p>£20,000</text:p>
          </table:table-cell>
          <table:table-cell table:style-name="ce2" table:number-columns-repeated="2"/>
          <table:table-cell table:number-columns-repeated="1016"/>
        </table:table-row>
        <table:table-row table:style-name="ro5">
          <table:table-cell table:style-name="ce2" office:value-type="string" calcext:value-type="string">
            <text:p>Closing balance </text:p>
          </table:table-cell>
          <table:table-cell table:style-name="ce39" table:formula="of:=[.B15]+[.B16]" office:value-type="float" office:value="8000" calcext:value-type="float">
            <text:p>8000</text:p>
          </table:table-cell>
          <table:table-cell table:style-name="ce4"/>
          <table:table-cell/>
          <table:table-cell table:style-name="ce44" office:value-type="string" calcext:value-type="string">
            <text:p>Closing balance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November</text:p>
          </table:table-cell>
          <table:table-cell table:style-name="ce4" office:value-type="string" calcext:value-type="string">
            <text:p>Decemb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lows</text:p>
          </table:table-cell>
          <table:table-cell table:style-name="ce36" office:value-type="float" office:value="31500" calcext:value-type="float">
            <text:p>£31,500</text:p>
          </table:table-cell>
          <table:table-cell table:style-name="ce36" office:value-type="float" office:value="36000" calcext:value-type="float">
            <text:p>£36,0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tflows</text:p>
          </table:table-cell>
          <table:table-cell table:number-columns-repeated="2" table:style-name="ce36" office:value-type="float" office:value="34000" calcext:value-type="float">
            <text:p>£34,000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R 1 " table:style-name="ta7">
        <table:table-column table:style-name="co21" table:default-cell-style-name="Default"/>
        <table:table-column table:style-name="co3" table:number-columns-repeated="4" table:default-cell-style-name="Default"/>
        <table:table-column table:style-name="co22" table:default-cell-style-name="Default"/>
        <table:table-column table:style-name="co3" table:number-columns-repeated="5" table:default-cell-style-name="Default"/>
        <table:table-column table:style-name="co23" table:default-cell-style-name="Default"/>
        <table:table-column table:style-name="co3" table:number-columns-repeated="1012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Last year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his year 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>
            <draw:frame table:end-cell-address="'HR 1 '.S13" table:end-x="1.216cm" table:end-y="0.369cm" draw:z-index="0" draw:name="Chart 1" draw:style-name="gr6" draw:text-style-name="P3" svg:width="9.506cm" svg:height="3.121cm" svg:x="0.212cm" svg:y="0.423cm">
              <draw:object draw:notify-on-update-of-ranges="'HR 1 '.A3:'HR 1 '.A4 'HR 1 '.B3:'HR 1 '.B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Selling price </text:p>
          </table:table-cell>
          <table:table-cell table:style-name="ce36" office:value-type="float" office:value="590" calcext:value-type="float">
            <text:p>£590</text:p>
          </table:table-cell>
          <table:table-cell table:number-columns-repeated="2"/>
          <table:table-cell>
            <draw:frame table:end-cell-address="'HR 1 '.I19" table:end-x="0.554cm" table:end-y="0.369cm" draw:z-index="2" draw:name="Chart 5" draw:style-name="gr6" draw:text-style-name="P3" svg:width="8.377cm" svg:height="6.005cm" svg:x="1.058cm" svg:y="0.185cm">
              <draw:object draw:notify-on-update-of-ranges="'HR 1 '.L10:'HR 1 '.L12 'HR 1 '.M10:'HR 1 '.M1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rofit</text:p>
          </table:table-cell>
          <table:table-cell table:style-name="ce47" office:value-type="percentage" office:value="0.25" calcext:value-type="percentage">
            <text:p>25%</text:p>
          </table:table-cell>
          <table:table-cell table:number-columns-repeated="9"/>
          <table:table-cell office:value-type="string" calcext:value-type="string">
            <text:p>QTR 3</text:p>
          </table:table-cell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aterials cost</text:p>
          </table:table-cell>
          <table:table-cell table:style-name="ce47" office:value-type="percentage" office:value="0.3" calcext:value-type="percentage">
            <text:p>30%</text:p>
          </table:table-cell>
          <table:table-cell table:number-columns-repeated="9"/>
          <table:table-cell office:value-type="string" calcext:value-type="string">
            <text:p>QTR 1</text:p>
          </table:table-cell>
          <table:table-cell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employee cost</text:p>
          </table:table-cell>
          <table:table-cell table:style-name="ce47" office:value-type="percentage" office:value="0.45" calcext:value-type="percentage">
            <text:p>45%</text:p>
          </table:table-cell>
          <table:table-cell table:number-columns-repeated="9"/>
          <table:table-cell office:value-type="string" calcext:value-type="string">
            <text:p>QTR 2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QTR 4</text:p>
          </table:table-cell>
          <table:table-cell office:value-type="float" office:value="22" calcext:value-type="float">
            <text:p>2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>
            <draw:frame table:end-cell-address="'HR 1 '.P27" table:end-x="0.342cm" table:end-y="0.211cm" draw:z-index="1" draw:name="Chart 3" draw:style-name="gr6" draw:text-style-name="P3" svg:width="10.054cm" svg:height="6.402cm" svg:x="0.952cm" svg:y="0.159cm">
              <draw:object draw:notify-on-update-of-ranges="'HR 1 '.A3:'HR 1 '.A4 'HR 1 '.B3:'HR 1 '.B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48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49"/>
          <table:table-cell table:number-columns-repeated="1017"/>
        </table:table-row>
        <table:table-row table:style-name="ro1">
          <table:table-cell table:number-columns-repeated="3"/>
          <table:table-cell>
            <draw:frame table:end-cell-address="'HR 1 '.I33" table:end-x="1.348cm" table:end-y="0.184cm" draw:z-index="3" draw:name="Chart 7" draw:style-name="gr6" draw:text-style-name="P3" svg:width="10.58cm" svg:height="5.131cm" svg:x="1.349cm" svg:y="0.344cm">
              <draw:object draw:notify-on-update-of-ranges="'HR 1 '.L23:'HR 1 '.L30 'HR 1 '.M23:'HR 1 '.M3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 office:value-type="string" calcext:value-type="string">
            <text:p>Islington</text:p>
          </table:table-cell>
          <table:table-cell table:style-name="ce50" office:value-type="percentage" office:value="0.15" calcext:value-type="percentage">
            <text:p>15%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lapham</text:p>
          </table:table-cell>
          <table:table-cell table:style-name="ce50" office:value-type="percentage" office:value="0.22" calcext:value-type="percentage">
            <text:p>22%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Kingston </text:p>
          </table:table-cell>
          <table:table-cell table:style-name="ce50" office:value-type="percentage" office:value="0.07" calcext:value-type="percentage">
            <text:p>7%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Richmond</text:p>
          </table:table-cell>
          <table:table-cell table:style-name="ce50" office:value-type="percentage" office:value="0.1" calcext:value-type="percentage">
            <text:p>10%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Marylebone </text:p>
          </table:table-cell>
          <table:table-cell table:style-name="ce50" office:value-type="percentage" office:value="0.12" calcext:value-type="percentage">
            <text:p>12%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Campden </text:p>
          </table:table-cell>
          <table:table-cell table:style-name="ce50" office:value-type="percentage" office:value="0.18" calcext:value-type="percentage">
            <text:p>18%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Brixton</text:p>
          </table:table-cell>
          <table:table-cell table:style-name="ce50" office:value-type="percentage" office:value="0.08" calcext:value-type="percentage">
            <text:p>8%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Earl's Court</text:p>
          </table:table-cell>
          <table:table-cell table:style-name="ce50" office:value-type="percentage" office:value="0.08" calcext:value-type="percentage">
            <text:p>8%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R 2" table:style-name="ta8">
        <table:table-column table:style-name="co24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olours of the Rainbow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eans 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table:formula="of:=[.B5]*[.C5]" office:value-type="float" office:value="43200" calcext:value-type="float">
            <text:p>432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Revenue </text:p>
          </table:table-cell>
          <table:table-cell table:style-name="ce55" table:formula="of:=[.D5]*8" office:value-type="float" office:value="345600" calcext:value-type="float">
            <text:p>£345,60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st of sales*</text:p>
          </table:table-cell>
          <table:table-cell table:style-name="ce55" table:formula="of:=[.B8]*0.55" office:value-type="float" office:value="190080" calcext:value-type="float">
            <text:p>£190,08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oss profit </text:p>
          </table:table-cell>
          <table:table-cell table:style-name="ce55" table:formula="of:=[.B8]-[.B9]" office:value-type="float" office:value="155520" calcext:value-type="float">
            <text:p>£155,520</text:p>
            <draw:frame table:end-cell-address="'HR 2'.G23" table:end-x="0.951cm" table:end-y="0.422cm" draw:z-index="0" draw:name="Chart 1" draw:style-name="gr6" draw:text-style-name="P3" svg:width="10.462cm" svg:height="6.825cm" svg:x="1.217cm" svg:y="0.238cm">
              <draw:object draw:notify-on-update-of-ranges="'HR 2'.F13:'HR 2'.F18 'HR 2'.G13:'HR 2'.G18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22"/>
        </table:table-row>
        <table:table-row table:style-name="ro6">
          <table:table-cell table:style-name="ce51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* breakdown of Cost of sales </text:p>
          </table:table-cell>
          <table:covered-table-cell table:style-name="ce1"/>
          <table:table-cell table:number-columns-repeated="5"/>
          <table:table-cell office:value-type="float" office:value="60" calcext:value-type="float">
            <text:p>60</text:p>
          </table:table-cell>
          <table:table-cell office:value-type="string" calcext:value-type="string">
            <text:p>cost per swim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aterial cost </text:p>
          </table:table-cell>
          <table:table-cell table:style-name="ce56" office:value-type="percentage" office:value="0.4" calcext:value-type="percentage">
            <text:p>40%</text:p>
          </table:table-cell>
          <table:table-cell table:number-columns-repeated="3"/>
          <table:table-cell table:style-name="ce64" office:value-type="time" office:time-value="PT08H00M00S" calcext:value-type="time">
            <text:p>8:00 AM</text:p>
          </table:table-cell>
          <table:table-cell table:style-name="ce50" office:value-type="percentage" office:value="0.15" calcext:value-type="percentage">
            <text:p>15%</text:p>
          </table:table-cell>
          <table:table-cell table:formula="of:=[.G13]*[.$H$12]" office:value-type="float" office:value="9" calcext:value-type="float">
            <text:p>9</text:p>
          </table:table-cell>
          <table:table-cell table:style-name="ce68" office:value-type="float" office:value="15" calcext:value-type="float">
            <text:p><text:s/>£15.00 </text:p>
          </table:table-cell>
          <table:table-cell table:style-name="ce68" table:formula="of:=[.I13]/[.H13]" office:value-type="float" office:value="1.66666666666667" calcext:value-type="float">
            <text:p><text:s/>£1.67 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abour cost </text:p>
          </table:table-cell>
          <table:table-cell table:style-name="ce56" office:value-type="percentage" office:value="0.6" calcext:value-type="percentage">
            <text:p>60%</text:p>
          </table:table-cell>
          <table:table-cell table:number-columns-repeated="3"/>
          <table:table-cell table:style-name="ce64" office:value-type="time" office:time-value="PT10H00M00S" calcext:value-type="time">
            <text:p>10:00 AM</text:p>
          </table:table-cell>
          <table:table-cell table:style-name="ce50" office:value-type="percentage" office:value="0.08" calcext:value-type="percentage">
            <text:p>8%</text:p>
          </table:table-cell>
          <table:table-cell table:formula="of:=[.G14]*[.$H$12]"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4" office:value-type="time" office:time-value="PT00H00M00S" calcext:value-type="time">
            <text:p>12:00 AM</text:p>
          </table:table-cell>
          <table:table-cell table:style-name="ce50" office:value-type="percentage" office:value="0.2" calcext:value-type="percentage">
            <text:p>20%</text:p>
          </table:table-cell>
          <table:table-cell table:formula="of:=[.G15]*[.$H$12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4" office:value-type="time" office:time-value="PT16H00M00S" calcext:value-type="time">
            <text:p>4:00 PM</text:p>
          </table:table-cell>
          <table:table-cell table:style-name="ce50" office:value-type="percentage" office:value="0.4" calcext:value-type="percentage">
            <text:p>40%</text:p>
          </table:table-cell>
          <table:table-cell table:formula="of:=[.G16]*[.$H$12]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bour cost </text:p>
          </table:table-cell>
          <table:table-cell table:style-name="ce15" table:formula="of:=[.B9]*[.B14]" office:value-type="float" office:value="114048" calcext:value-type="float">
            <text:p>£114,048</text:p>
          </table:table-cell>
          <table:table-cell table:number-columns-repeated="3"/>
          <table:table-cell table:style-name="ce64" office:value-type="time" office:time-value="PT18H00M00S" calcext:value-type="time">
            <text:p>6:00 PM</text:p>
          </table:table-cell>
          <table:table-cell table:style-name="ce50" office:value-type="percentage" office:value="0.6" calcext:value-type="percentage">
            <text:p>60%</text:p>
          </table:table-cell>
          <table:table-cell table:formula="of:=[.G17]*[.$H$12]" office:value-type="float" office:value="36" calcext:value-type="float">
            <text:p>36</text:p>
          </table:table-cell>
          <table:table-cell table:style-name="ce69" office:value-type="currency" office:currency="GBP" office:value="45" calcext:value-type="currency">
            <text:p><text:s/>£45.00 </text:p>
          </table:table-cell>
          <table:table-cell table:style-name="ce69" table:formula="of:=[.I17]/[.H17]" office:value-type="currency" office:currency="GBP" office:value="1.25" calcext:value-type="currency">
            <text:p><text:s/>£1.25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r garment </text:p>
          </table:table-cell>
          <table:table-cell table:style-name="ce57" table:formula="of:=[.B17]/[.D5]" office:value-type="float" office:value="2.64" calcext:value-type="float">
            <text:p>£2.64</text:p>
          </table:table-cell>
          <table:table-cell table:number-columns-repeated="3"/>
          <table:table-cell table:style-name="ce64" office:value-type="time" office:time-value="PT20H00M00S" calcext:value-type="time">
            <text:p>8:00 PM</text:p>
          </table:table-cell>
          <table:table-cell table:style-name="ce50" office:value-type="percentage" office:value="0.5" calcext:value-type="percentage">
            <text:p>50%</text:p>
          </table:table-cell>
          <table:table-cell table:formula="of:=[.G18]*[.$H$12]" office:value-type="float" office:value="30" calcext:value-type="float">
            <text:p>30</text:p>
          </table:table-cell>
          <table:table-cell table:style-name="ce69" office:value-type="currency" office:currency="GBP" office:value="30" calcext:value-type="currency">
            <text:p><text:s/>£30.00 </text:p>
          </table:table-cell>
          <table:table-cell table:style-name="ce69" table:formula="of:=[.I18]/[.H18]" office:value-type="currency" office:currency="GBP" office:value="1" calcext:value-type="currency">
            <text:p><text:s/>£1.00 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2"/>
          <table:table-cell table:style-name="ce58"/>
          <table:table-cell table:style-name="ce61" office:value-type="string" calcext:value-type="string">
            <text:p>tech 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output </text:p>
          </table:table-cell>
          <table:table-cell table:style-name="ce59" office:value-type="float" office:value="138240" calcext:value-type="float">
            <text:p>138,240</text:p>
          </table:table-cell>
          <table:table-cell table:style-name="ce62" table:formula="of:=[.B21]*1.2" office:value-type="float" office:value="165888" calcext:value-type="float">
            <text:p>165888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shift</text:p>
          </table:table-cell>
          <table:table-cell table:style-name="ce3" office:value-type="float" office:value="288" calcext:value-type="float">
            <text:p>288</text:p>
          </table:table-cell>
          <table:table-cell table:style-name="ce62" table:formula="of:=[.B22]" office:value-type="float" office:value="288" calcext:value-type="float">
            <text:p>288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per shift</text:p>
          </table:table-cell>
          <table:table-cell table:style-name="ce3" table:formula="of:=[.B21]/[.B22]" office:value-type="float" office:value="480" calcext:value-type="float">
            <text:p>480</text:p>
          </table:table-cell>
          <table:table-cell table:style-name="ce62" table:formula="of:=[.C21]/[.C22]" office:value-type="float" office:value="576" calcext:value-type="float">
            <text:p>576</text:p>
          </table:table-cell>
          <table:table-cell table:number-columns-repeated="1021"/>
        </table:table-row>
        <table:table-row table:style-name="ro1">
          <table:table-cell table:style-name="ce53" office:value-type="string" calcext:value-type="string">
            <text:p>workers </text:p>
          </table:table-cell>
          <table:table-cell table:style-name="ce3" office:value-type="float" office:value="40" calcext:value-type="float">
            <text:p>40</text:p>
          </table:table-cell>
          <table:table-cell table:style-name="ce62" table:formula="of:=[.B24]*0.7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per worker</text:p>
          </table:table-cell>
          <table:table-cell table:style-name="ce60" table:formula="of:=[.B23]/40" office:value-type="float" office:value="12" calcext:value-type="float">
            <text:p>12</text:p>
          </table:table-cell>
          <table:table-cell table:style-name="ce63" table:formula="of:=[.C23]/40" office:value-type="float" office:value="14.4" calcext:value-type="float">
            <text:p>14.4</text:p>
          </table:table-cell>
          <table:table-cell table:number-columns-repeated="2"/>
          <table:table-cell table:style-name="ce50"/>
          <table:table-cell table:number-columns-repeated="1018"/>
        </table:table-row>
        <table:table-row table:style-name="ro1">
          <table:table-cell table:number-columns-repeated="5"/>
          <table:table-cell table:style-name="ce65" office:value-type="string" calcext:value-type="string" table:number-columns-spanned="1" table:number-rows-spanned="2">
            <text:p>Shift hours</text:p>
          </table:table-cell>
          <table:table-cell table:style-name="ce67" office:value-type="string" calcext:value-type="string" table:number-columns-spanned="1" table:number-rows-spanned="2">
            <text:p>Lifeguards on duty </text:p>
          </table:table-cell>
          <table:table-cell table:number-columns-repeated="1017"/>
        </table:table-row>
        <table:table-row table:style-name="ro1">
          <table:table-cell table:style-name="ce52" office:value-type="string" calcext:value-type="string">
            <text:p>memberships</text:p>
          </table:table-cell>
          <table:table-cell table:style-name="ce58" office:value-type="float" office:value="350" calcext:value-type="float">
            <text:p>350</text:p>
          </table:table-cell>
          <table:table-cell table:style-name="ce58" office:value-type="float" office:value="40" calcext:value-type="float">
            <text:p>40</text:p>
          </table:table-cell>
          <table:table-cell table:style-name="ce61" table:formula="of:=[.B27]*[.C27]" office:value-type="float" office:value="14000" calcext:value-type="float">
            <text:p>14000</text:p>
          </table:table-cell>
          <table:table-cell/>
          <table:covered-table-cell table:style-name="ce65"/>
          <table:covered-table-cell table:style-name="ce67"/>
          <table:table-cell table:number-columns-repeated="1017"/>
        </table:table-row>
        <table:table-row table:style-name="ro1">
          <table:table-cell table:style-name="ce53" office:value-type="string" calcext:value-type="string">
            <text:p>labour cost </text:p>
          </table:table-cell>
          <table:table-cell table:style-name="ce3" table:number-columns-repeated="2"/>
          <table:table-cell table:style-name="ce62" table:formula="of:=[.D27]*0.4" office:value-type="float" office:value="5600" calcext:value-type="float">
            <text:p>5600</text:p>
          </table:table-cell>
          <table:table-cell/>
          <table:table-cell table:style-name="ce66" office:value-type="string" calcext:value-type="string">
            <text:p>8:00 -12:00am 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3"/>
          <table:table-cell table:style-name="ce3" table:number-columns-repeated="2"/>
          <table:table-cell table:style-name="ce62"/>
          <table:table-cell/>
          <table:table-cell table:style-name="ce66" office:value-type="string" calcext:value-type="string">
            <text:p>12:00 - 4:00pm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Turnover 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0" calcext:value-type="float">
            <text:p>40</text:p>
          </table:table-cell>
          <table:table-cell table:style-name="ce62" table:formula="of:=[.B30]*[.C30]" office:value-type="float" office:value="20000" calcext:value-type="float">
            <text:p>20000</text:p>
          </table:table-cell>
          <table:table-cell/>
          <table:table-cell table:style-name="ce66" office:value-type="string" calcext:value-type="string">
            <text:p>4:00 - 8:00pm 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>
            <text:p>labour cost </text:p>
          </table:table-cell>
          <table:table-cell table:style-name="ce3" table:number-columns-repeated="2"/>
          <table:table-cell table:style-name="ce62" table:formula="of:=[.D28]*1.2" office:value-type="float" office:value="6720" calcext:value-type="float">
            <text:p>6720</text:p>
          </table:table-cell>
          <table:table-cell/>
          <table:table-cell table:style-name="ce66" office:value-type="string" calcext:value-type="string">
            <text:p>8:00pm - Close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>
            <text:p>as a %</text:p>
          </table:table-cell>
          <table:table-cell table:style-name="ce60" table:number-columns-repeated="2"/>
          <table:table-cell table:style-name="ce63" table:formula="of:=[.D31]/[.D30]" office:value-type="float" office:value="0.336" calcext:value-type="float">
            <text:p>0.336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tabilty 2" table:style-name="ta9">
        <table:table-column table:style-name="co28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3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anuary</text:p>
            <draw:frame table:end-cell-address="'profitabilty 2'.I16" table:end-x="0.502cm" table:end-y="0.449cm" draw:z-index="0" draw:name="Chart 1" draw:style-name="gr6" draw:text-style-name="P3" svg:width="14.228cm" svg:height="7.62cm" svg:x="0.318cm" svg:y="0.238cm">
              <draw:object draw:notify-on-update-of-ranges="'profitabilty 2'.A2:'profitabilty 2'.B13 'profitabilty 2'.C2:'profitabilty 2'.C1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bruary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ch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74" table:number-columns-spanned="9" table:number-rows-spanned="8"/>
          <table:covered-table-cell table:number-columns-repeated="8" table:style-name="ce75"/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pril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covered-table-cell table:number-columns-repeated="9" table:style-name="ce75"/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y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covered-table-cell table:number-columns-repeated="9" table:style-name="ce75"/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ne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covered-table-cell table:number-columns-repeated="9" table:style-name="ce75"/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July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covered-table-cell table:number-columns-repeated="9" table:style-name="ce75"/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ugust</text:p>
          </table:table-cell>
          <table:table-cell office:value-type="float" office:value="95" calcext:value-type="float">
            <text:p>95</text:p>
          </table:table-cell>
          <table:table-cell table:number-columns-repeated="6"/>
          <table:covered-table-cell table:number-columns-repeated="9" table:style-name="ce75"/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ptember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covered-table-cell table:number-columns-repeated="9" table:style-name="ce75"/>
          <table:table-cell table:number-columns-repeated="100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ctober</text:p>
          </table:table-cell>
          <table:table-cell office:value-type="float" office:value="45" calcext:value-type="float">
            <text:p>45</text:p>
          </table:table-cell>
          <table:table-cell table:number-columns-repeated="6"/>
          <table:covered-table-cell table:number-columns-repeated="9" table:style-name="ce75"/>
          <table:table-cell table:number-columns-repeated="100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ember</text:p>
          </table:table-cell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table:end-cell-address="'profitabilty 2'.H30" table:end-x="0.317cm" table:end-y="0.37cm" draw:z-index="1" draw:name="Chart 2" draw:style-name="gr6" draw:text-style-name="P3" svg:width="13.235cm" svg:height="7.619cm" svg:x="3.149cm" svg:y="0.159cm">
              <draw:object draw:notify-on-update-of-ranges="'profitabilty 2'.E34:'profitabilty 2'.E35 'profitabilty 2'.F34:'profitabilty 2'.F35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8" office:value-type="float" office:value="40" calcext:value-type="float">
            <text:p>£40</text:p>
          </table:table-cell>
          <table:table-cell table:style-name="ce48" office:value-type="float" office:value="15" calcext:value-type="float">
            <text:p>£15</text:p>
          </table:table-cell>
          <table:table-cell table:number-columns-repeated="4"/>
          <table:table-cell table:style-name="ce76" office:value-type="string" calcext:value-type="string" table:number-columns-spanned="8" table:number-rows-spanned="1">
            <text:p>Hotel California, a small hotel on the seafront in Brighton, has 80 rooms available for customers. Every room that is occupied is a £15 direct cost which covers the cost of linen, direct labour and customer consumables. The yearly overheads for the Hotel California are £480,000 per year irrespective of the amount of customers that stay. <text:s/></text:p>
          </table:table-cell>
          <table:covered-table-cell table:number-columns-repeated="7" table:style-name="ce75"/>
          <table:table-cell table:number-columns-repeated="100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95" calcext:value-type="float">
            <text:p>0.95</text:p>
          </table:table-cell>
          <table:table-cell table:formula="of:=[.B20]*[.C20]" office:value-type="float" office:value="76" calcext:value-type="float">
            <text:p>76</text:p>
          </table:table-cell>
          <table:table-cell table:style-name="ce48" table:formula="of:=([.D20]*[.$E$19])*31" office:value-type="float" office:value="94240" calcext:value-type="float">
            <text:p>£94,240</text:p>
          </table:table-cell>
          <table:table-cell table:style-name="ce48" table:formula="of:=([.D20]*[.$F$19])*31" office:value-type="float" office:value="35340" calcext:value-type="float">
            <text:p>£35,340</text:p>
          </table:table-cell>
          <table:table-cell table:style-name="ce48" table:formula="of:=[.E20]-[.F20]" office:value-type="float" office:value="58900" calcext:value-type="float">
            <text:p>£58,900</text:p>
          </table:table-cell>
          <table:table-cell table:formula="of:=480000/12" office:value-type="float" office:value="40000" calcext:value-type="float">
            <text:p>40000</text:p>
          </table:table-cell>
          <table:table-cell table:style-name="ce48" table:formula="of:=[.G20]-[.H20]" office:value-type="float" office:value="18900" calcext:value-type="float">
            <text:p>£18,9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7" calcext:value-type="float">
            <text:p>0.7</text:p>
          </table:table-cell>
          <table:table-cell table:formula="of:=[.B21]*[.C21]" office:value-type="float" office:value="56" calcext:value-type="float">
            <text:p>56</text:p>
          </table:table-cell>
          <table:table-cell table:style-name="ce48" table:formula="of:=([.D21]*[.$E$19])*30" office:value-type="float" office:value="67200" calcext:value-type="float">
            <text:p>£67,200</text:p>
          </table:table-cell>
          <table:table-cell table:style-name="ce48" table:formula="of:=([.D21]*[.$F$19])*30" office:value-type="float" office:value="25200" calcext:value-type="float">
            <text:p>£25,200</text:p>
          </table:table-cell>
          <table:table-cell table:style-name="ce48" table:formula="of:=[.E21]-[.F21]" office:value-type="float" office:value="42000" calcext:value-type="float">
            <text:p>£42,000</text:p>
          </table:table-cell>
          <table:table-cell table:formula="of:=480000/12" office:value-type="float" office:value="40000" calcext:value-type="float">
            <text:p>40000</text:p>
          </table:table-cell>
          <table:table-cell table:style-name="ce48" table:formula="of:=[.G21]-[.H21]" office:value-type="float" office:value="2000" calcext:value-type="float">
            <text:p>£2,0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table:formula="of:=[.B22]*[.C22]" office:value-type="float" office:value="24" calcext:value-type="float">
            <text:p>24</text:p>
          </table:table-cell>
          <table:table-cell table:style-name="ce48" table:formula="of:=([.D22]*[.$E$19])*31" office:value-type="float" office:value="29760" calcext:value-type="float">
            <text:p>£29,7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office:value-type="string" calcext:value-type="string" table:number-columns-spanned="2" table:number-rows-spanned="1">
            <text:p>£ (m)</text:p>
          </table:table-cell>
          <table:covered-table-cell table:style-name="ce34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Buy and Save</text:p>
          </table:table-cell>
          <table:table-cell table:style-name="ce2" office:value-type="string" calcext:value-type="string">
            <text:p>Trolleyworl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venue </text:p>
          </table:table-cell>
          <table:table-cell table:style-name="ce31" office:value-type="float" office:value="64826" calcext:value-type="float">
            <text:p>64,826</text:p>
          </table:table-cell>
          <table:table-cell table:style-name="ce31" office:value-type="float" office:value="18116" calcext:value-type="float">
            <text:p>18,11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ross profit</text:p>
          </table:table-cell>
          <table:table-cell table:style-name="ce31" office:value-type="float" office:value="4089" calcext:value-type="float">
            <text:p>4,089</text:p>
          </table:table-cell>
          <table:table-cell table:style-name="ce31" office:value-type="float" office:value="1206" calcext:value-type="float">
            <text:p>1,20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perating profit </text:p>
          </table:table-cell>
          <table:table-cell table:style-name="ce31" office:value-type="float" office:value="2188" calcext:value-type="float">
            <text:p>2,188</text:p>
          </table:table-cell>
          <table:table-cell table:style-name="ce31" office:value-type="float" office:value="949" calcext:value-type="float">
            <text:p>94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fit for the year 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647" calcext:value-type="float">
            <text:p>64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0" office:value-type="string" calcext:value-type="string">
            <text:p>2013 (£m)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Operating profit </text:p>
          </table:table-cell>
          <table:table-cell table:style-name="ce71" office:value-type="float" office:value="497" calcext:value-type="float">
            <text:p>497</text:p>
          </table:table-cell>
          <table:table-cell table:number-columns-repeated="1022"/>
        </table:table-row>
        <table:table-row table:style-name="ro1">
          <table:table-cell table:style-name="ce3"/>
          <table:table-cell table:style-name="ce72"/>
          <table:table-cell table:number-columns-repeated="1022"/>
        </table:table-row>
        <table:table-row table:style-name="ro1">
          <table:table-cell table:style-name="ce7"/>
          <table:table-cell table:style-name="ce70" office:value-type="string" calcext:value-type="string">
            <text:p>2013 (£m)</text:p>
          </table:table-cell>
          <table:table-cell table:style-name="ce73" office:value-type="string" calcext:value-type="string">
            <text:p>2014 (£m)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4750" calcext:value-type="float">
            <text:p>475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Profit for the year </text:p>
          </table:table-cell>
          <table:table-cell table:style-name="ce4" office:value-type="float" office:value="522.8" calcext:value-type="float">
            <text:p>522.8</text:p>
          </table:table-cell>
          <table:table-cell table:style-name="ce4" office:value-type="float" office:value="569.3" calcext:value-type="float">
            <text:p>569.3</text:p>
          </table:table-cell>
          <table:table-cell/>
          <table:table-cell office:value-type="float" office:value="2014" calcext:value-type="float">
            <text:p>2014</text:p>
          </table:table-cell>
          <table:table-cell office:value-type="float" office:value="5000" calcext:value-type="float">
            <text:p>5000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es numbers" table:style-name="ta10">
        <table:table-column table:style-name="co3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>
            <draw:frame table:end-cell-address="'Indes numbers'.H10" table:end-x="1.189cm" table:end-y="0.264cm" draw:z-index="0" draw:name="Chart 1" draw:style-name="gr6" draw:text-style-name="P3" svg:width="4.458cm" svg:height="3.625cm" svg:x="0.132cm" svg:y="0.344cm">
              <draw:object draw:notify-on-update-of-ranges="'Indes numbers'.A3:'Indes numbers'.A14 'Indes numbers'.B3:'Indes numbers'.B14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02" calcext:value-type="float">
            <text:p>102</text:p>
          </table:table-cell>
          <table:table-cell table:number-columns-repeated="7"/>
          <table:table-cell office:value-type="string" calcext:value-type="string">
            <text:p>Qtr 1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104" calcext:value-type="float">
            <text:p>104</text:p>
          </table:table-cell>
          <table:table-cell table:number-columns-repeated="7"/>
          <table:table-cell office:value-type="string" calcext:value-type="string">
            <text:p>Qtr 2</text:p>
          </table:table-cell>
          <table:table-cell office:value-type="float" office:value="107" calcext:value-type="float">
            <text:p>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office:value-type="string" calcext:value-type="string">
            <text:p>Qtr 3*</text:p>
          </table:table-cell>
          <table:table-cell office:value-type="float" office:value="115" calcext:value-type="float">
            <text:p>1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>
            <draw:frame table:end-cell-address="'Indes numbers'.K16" table:end-x="0.423cm" table:end-y="0.502cm" draw:z-index="3" draw:name="Chart 5" draw:style-name="gr6" draw:text-style-name="P3" svg:width="8.316cm" svg:height="5.159cm" svg:x="0.609cm" svg:y="0.106cm">
              <draw:object draw:notify-on-update-of-ranges="'Indes numbers'.J4:'Indes numbers'.J7 'Indes numbers'.K4:'Indes numbers'.K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3"/>
          <table:table-cell office:value-type="string" calcext:value-type="string">
            <text:p>Qtr 4*</text:p>
          </table:table-cell>
          <table:table-cell office:value-type="float" office:value="118" calcext:value-type="float">
            <text:p>1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>
            <draw:frame table:end-cell-address="'Indes numbers'.H22" table:end-x="1.428cm" table:end-y="0.29cm" draw:z-index="1" draw:name="Chart 2" draw:style-name="gr6" draw:text-style-name="P3" svg:width="4.088cm" svg:height="5.635cm" svg:x="0.741cm" svg:y="0.476cm">
              <draw:object draw:notify-on-update-of-ranges="'Indes numbers'.A19:'Indes numbers'.A22 'Indes numbers'.B19:'Indes numbers'.B2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Qtr 1</text:p>
          </table:table-cell>
          <table:table-cell table:style-name="ce2" office:value-type="float" office:value="100" calcext:value-type="float">
            <text:p>100</text:p>
          </table:table-cell>
          <table:table-cell/>
          <table:table-cell office:value-type="string" calcext:value-type="string">
            <text:p>Ja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Qtr 2</text:p>
          </table:table-cell>
          <table:table-cell table:style-name="ce2"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tr 3</text:p>
          </table:table-cell>
          <table:table-cell table:style-name="ce2"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Qtr 4</text:p>
          </table:table-cell>
          <table:table-cell table:style-name="ce2" office:value-type="float" office:value="109" calcext:value-type="float">
            <text:p>10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frame table:end-cell-address="'Indes numbers'.I39" table:end-x="1.269cm" table:end-y="0.29cm" draw:z-index="2" draw:name="Chart 3" draw:style-name="gr6" draw:text-style-name="P3" svg:width="12.749cm" svg:height="7.619cm" svg:x="0.423cm" svg:y="0.079cm">
              <draw:object draw:notify-on-update-of-ranges="'Indes numbers'.A28:'Indes numbers'.A33 'Indes numbers'.B28:'Indes numbers'.B33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July 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t </text:p>
          </table:table-cell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pt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table:formula="of:=[.D42]*1.04" office:value-type="float" office:value="1.768" calcext:value-type="float">
            <text:p>1.768</text:p>
          </table:table-cell>
          <table:table-cell office:value-type="float" office:value="1.2" calcext:value-type="float">
            <text:p>1.2</text:p>
          </table:table-cell>
          <table:table-cell table:style-name="ce77" table:formula="of:=[.F42]/[.E42]" office:value-type="float" office:value="0.678733031674208" calcext:value-type="float">
            <text:p>0.68</text:p>
          </table:table-cell>
          <table:table-cell office:value-type="float" office:value="3" calcext:value-type="float">
            <text:p>3</text:p>
          </table:table-cell>
          <table:table-cell table:style-name="ce78" table:formula="of:=([.H42]-[.G42])/[.H42]" office:value-type="percentage" office:value="0.773755656108597" calcext:value-type="percentage">
            <text:p>77.4%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.77" calcext:value-type="float">
            <text:p>1.77</text:p>
          </table:table-cell>
          <table:table-cell table:formula="of:=[.F42]" office:value-type="float" office:value="1.2" calcext:value-type="float">
            <text:p>1.2</text:p>
          </table:table-cell>
          <table:table-cell table:style-name="ce77" table:formula="of:=[.F43]/[.E43]" office:value-type="float" office:value="0.677966101694915" calcext:value-type="float">
            <text:p>0.68</text:p>
          </table:table-cell>
          <table:table-cell/>
          <table:table-cell table:style-name="ce78" table:formula="of:=([.H43]-[.G43])/[.H43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77"/>
          <table:table-cell/>
          <table:table-cell table:style-name="ce78" table:formula="of:=([.H44]-[.G44])/[.H44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Dec</text:p>
          </table:table-cell>
          <table:table-cell table:number-columns-repeated="2"/>
          <table:table-cell table:style-name="ce77"/>
          <table:table-cell/>
          <table:table-cell table:style-name="ce78" table:formula="of:=([.H45]-[.G45])/[.H45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.7" calcext:value-type="float">
            <text:p>1.7</text:p>
          </table:table-cell>
          <table:table-cell table:formula="of:=[.D46]*0.98" office:value-type="float" office:value="1.666" calcext:value-type="float">
            <text:p>1.666</text:p>
          </table:table-cell>
          <table:table-cell office:value-type="float" office:value="1.2" calcext:value-type="float">
            <text:p>1.2</text:p>
          </table:table-cell>
          <table:table-cell table:style-name="ce77" table:formula="of:=[.F46]/[.E46]" office:value-type="float" office:value="0.720288115246099" calcext:value-type="float">
            <text:p>0.72</text:p>
          </table:table-cell>
          <table:table-cell office:value-type="float" office:value="3" calcext:value-type="float">
            <text:p>3</text:p>
          </table:table-cell>
          <table:table-cell table:style-name="ce78" table:formula="of:=([.H46]-[.G46])/[.H46]" office:value-type="percentage" office:value="0.759903961584634" calcext:value-type="percentage">
            <text:p>76.0%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.67" calcext:value-type="float">
            <text:p>1.67</text:p>
          </table:table-cell>
          <table:table-cell office:value-type="float" office:value="1.2" calcext:value-type="float">
            <text:p>1.2</text:p>
          </table:table-cell>
          <table:table-cell table:style-name="ce77" table:formula="of:=[.F47]/[.E47]" office:value-type="float" office:value="0.718562874251497" calcext:value-type="float">
            <text:p>0.7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ergy Cost Index 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surement of profit " table:style-name="ta11">
        <table:table-column table:style-name="co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ce25" office:value-type="float" office:value="12000" calcext:value-type="float">
            <text:p>12,000</text:p>
          </table:table-cell>
          <table:table-cell table:formula="of:=[.A2]*[.B2]" office:value-type="float" office:value="29400" calcext:value-type="float">
            <text:p>29400</text:p>
          </table:table-cell>
          <table:table-cell table:number-columns-repeated="1021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023"/>
        </table:table-row>
        <table:table-row table:style-name="ro1">
          <table:table-cell table:formula="of:=[.A2]-[.A3]" office:value-type="float" office:value="1.25" calcext:value-type="float">
            <text:p>1.25</text:p>
          </table:table-cell>
          <table:table-cell table:formula="of:=[.A4]*12000" office:value-type="float" office:value="15000" calcext:value-type="float">
            <text:p>1500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Average selling price per job </text:p>
          </table:table-cell>
          <table:table-cell table:style-name="ce67" office:value-type="string" calcext:value-type="string" table:number-columns-spanned="1" table:number-rows-spanned="2">
            <text:p>Yearly fixed costs</text:p>
          </table:table-cell>
          <table:table-cell office:value-type="string" calcext:value-type="string">
            <text:p>Variable costs </text:p>
          </table:table-cell>
          <table:table-cell office:value-type="string" calcext:value-type="string">
            <text:p>Rev</text:p>
          </table:table-cell>
          <table:table-cell office:value-type="string" calcext:value-type="string">
            <text:p>profit </text:p>
          </table:table-cell>
          <table:table-cell table:number-columns-repeated="1018"/>
        </table:table-row>
        <table:table-row table:style-name="ro1">
          <table:table-cell/>
          <table:covered-table-cell table:style-name="ce33"/>
          <table:covered-table-cell table:style-name="ce79"/>
          <table:table-cell table:number-columns-repeated="1021"/>
        </table:table-row>
        <table:table-row table:style-name="ro1">
          <table:table-cell table:style-name="ce2" office:value-type="float" office:value="2013" calcext:value-type="float">
            <text:p>2013</text:p>
          </table:table-cell>
          <table:table-cell table:style-name="ce36" office:value-type="float" office:value="4500" calcext:value-type="float">
            <text:p>£4,500</text:p>
          </table:table-cell>
          <table:table-cell table:style-name="ce8" office:value-type="float" office:value="104000" calcext:value-type="float">
            <text:p>£104,000</text:p>
          </table:table-cell>
          <table:table-cell table:style-name="ce80" table:formula="of:=[.E13]*0.4" office:value-type="float" office:value="82800" calcext:value-type="float">
            <text:p>£82,800.0</text:p>
          </table:table-cell>
          <table:table-cell table:style-name="ce48" table:formula="of:=[.B8]*[.B13]" office:value-type="float" office:value="207000" calcext:value-type="float">
            <text:p>£207,000</text:p>
          </table:table-cell>
          <table:table-cell table:style-name="ce80" table:formula="of:=[.E13]-[.D13]-[.C13]" office:value-type="float" office:value="20200" calcext:value-type="float">
            <text:p>£20,200.0</text:p>
          </table:table-cell>
          <table:table-cell table:number-columns-repeated="1018"/>
        </table:table-row>
        <table:table-row table:style-name="ro1">
          <table:table-cell table:style-name="ce2" office:value-type="float" office:value="2014" calcext:value-type="float">
            <text:p>2014</text:p>
          </table:table-cell>
          <table:table-cell table:style-name="ce36" office:value-type="float" office:value="4600" calcext:value-type="float">
            <text:p>£4,600</text:p>
          </table:table-cell>
          <table:table-cell table:style-name="ce8" table:formula="of:=[.C13]*1.05" office:value-type="float" office:value="109200" calcext:value-type="float">
            <text:p>£109,200</text:p>
          </table:table-cell>
          <table:table-cell table:style-name="ce80" table:formula="of:=[.E14]*0.4" office:value-type="float" office:value="99360" calcext:value-type="float">
            <text:p>£99,360.0</text:p>
          </table:table-cell>
          <table:table-cell table:style-name="ce48" table:formula="of:=[.B9]*[.B14]" office:value-type="float" office:value="248400" calcext:value-type="float">
            <text:p>£248,400</text:p>
          </table:table-cell>
          <table:table-cell table:style-name="ce80" table:formula="of:=[.E14]-[.D14]-[.C14]" office:value-type="float" office:value="39840" calcext:value-type="float">
            <text:p>£39,840.0</text:p>
          </table:table-cell>
          <table:table-cell table:number-columns-repeated="1018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36" office:value-type="float" office:value="4900" calcext:value-type="float">
            <text:p>£4,900</text:p>
          </table:table-cell>
          <table:table-cell table:style-name="ce8" table:formula="of:=[.C14]*1.05" office:value-type="float" office:value="114660" calcext:value-type="float">
            <text:p>£114,660</text:p>
          </table:table-cell>
          <table:table-cell table:style-name="ce80" table:formula="of:=[.E15]*0.4" office:value-type="float" office:value="121520" calcext:value-type="float">
            <text:p>£121,520.0</text:p>
          </table:table-cell>
          <table:table-cell table:style-name="ce48" table:formula="of:=[.B10]*[.B15]" office:value-type="float" office:value="303800" calcext:value-type="float">
            <text:p>£303,800</text:p>
          </table:table-cell>
          <table:table-cell table:style-name="ce80" table:formula="of:=[.E15]-[.D15]-[.C15]" office:value-type="float" office:value="67620" calcext:value-type="float">
            <text:p>£67,620.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'measurement of profit '.G32" table:end-x="1.031cm" table:end-y="0.026cm" draw:z-index="0" draw:name="Chart 1" draw:style-name="gr6" draw:text-style-name="P3" svg:width="15.744cm" svg:height="7.619cm" svg:x="1.852cm" svg:y="0.344cm">
              <draw:object draw:notify-on-update-of-ranges="'measurement of profit '.A8:'measurement of profit '.A10 'measurement of profit '.B8:'measurement of profit '.B10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eak even souper healthy" table:style-name="ta12">
        <table:table-column table:style-name="co3" table:number-columns-repeated="8" table:default-cell-style-name="Default"/>
        <table:table-column table:style-name="co33" table:default-cell-style-name="Default"/>
        <table:table-column table:style-name="co3" table:number-columns-repeated="10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*1.5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table:formula="of:=[.A1]*0.75" office:value-type="float" office:value="0" calcext:value-type="float">
            <text:p>0</text:p>
          </table:table-cell>
          <table:table-cell table:formula="of:=[.C1]+[.D1]" office:value-type="float" office:value="1500" calcext:value-type="float">
            <text:p>1500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]*1.5" office:value-type="float" office:value="300" calcext:value-type="float">
            <text:p>300</text:p>
          </table:table-cell>
          <table:table-cell office:value-type="float" office:value="1500" calcext:value-type="float">
            <text:p>1500</text:p>
          </table:table-cell>
          <table:table-cell table:formula="of:=[.A2]*0.75" office:value-type="float" office:value="150" calcext:value-type="float">
            <text:p>150</text:p>
          </table:table-cell>
          <table:table-cell table:formula="of:=[.C2]+[.D2]" office:value-type="float" office:value="1650" calcext:value-type="float">
            <text:p>1650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3]*1.5"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table:formula="of:=[.A3]*0.75" office:value-type="float" office:value="300" calcext:value-type="float">
            <text:p>300</text:p>
          </table:table-cell>
          <table:table-cell table:formula="of:=[.C3]+[.D3]" office:value-type="float" office:value="1800" calcext:value-type="float">
            <text:p>1800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4]*1.5" office:value-type="float" office:value="900" calcext:value-type="float">
            <text:p>900</text:p>
          </table:table-cell>
          <table:table-cell office:value-type="float" office:value="1500" calcext:value-type="float">
            <text:p>1500</text:p>
          </table:table-cell>
          <table:table-cell table:formula="of:=[.A4]*0.75" office:value-type="float" office:value="450" calcext:value-type="float">
            <text:p>450</text:p>
          </table:table-cell>
          <table:table-cell table:formula="of:=[.C4]+[.D4]" office:value-type="float" office:value="1950" calcext:value-type="float">
            <text:p>1950</text:p>
          </table:table-cell>
          <table:table-cell/>
          <table:table-cell>
            <draw:frame table:end-cell-address="'break even souper healthy'.P22" table:end-x="1.375cm" table:end-y="0.264cm" draw:z-index="0" draw:name="Chart 1" draw:style-name="gr6" draw:text-style-name="P3" svg:width="15.238cm" svg:height="9.683cm" svg:x="1.561cm" svg:y="0.106cm">
              <draw:object draw:notify-on-update-of-ranges="'break even souper healthy'.A1:'break even souper healthy'.A16 'break even souper healthy'.B1:'break even souper healthy'.B16 'break even souper healthy'.C1:'break even souper healthy'.C16 'break even souper healthy'.E1:'break even souper healthy'.E16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5]*1.5"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table:formula="of:=[.A5]*0.75" office:value-type="float" office:value="600" calcext:value-type="float">
            <text:p>600</text:p>
          </table:table-cell>
          <table:table-cell table:formula="of:=[.C5]+[.D5]" office:value-type="float" office:value="2100" calcext:value-type="float">
            <text:p>2100</text:p>
          </table:table-cell>
          <table:table-cell table:number-columns-repeated="10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6]*1.5" office:value-type="float" office:value="1500" calcext:value-type="float">
            <text:p>1500</text:p>
          </table:table-cell>
          <table:table-cell office:value-type="float" office:value="1500" calcext:value-type="float">
            <text:p>1500</text:p>
          </table:table-cell>
          <table:table-cell table:formula="of:=[.A6]*0.75" office:value-type="float" office:value="750" calcext:value-type="float">
            <text:p>750</text:p>
          </table:table-cell>
          <table:table-cell table:formula="of:=[.C6]+[.D6]" office:value-type="float" office:value="2250" calcext:value-type="float">
            <text:p>2250</text:p>
          </table:table-cell>
          <table:table-cell table:number-columns-repeated="1019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formula="of:=[.A7]*1.5" office:value-type="float" office:value="1800" calcext:value-type="float">
            <text:p>1800</text:p>
          </table:table-cell>
          <table:table-cell office:value-type="float" office:value="1500" calcext:value-type="float">
            <text:p>1500</text:p>
          </table:table-cell>
          <table:table-cell table:formula="of:=[.A7]*0.75" office:value-type="float" office:value="900" calcext:value-type="float">
            <text:p>900</text:p>
          </table:table-cell>
          <table:table-cell table:formula="of:=[.C7]+[.D7]" office:value-type="float" office:value="2400" calcext:value-type="float">
            <text:p>2400</text:p>
          </table:table-cell>
          <table:table-cell table:number-columns-repeated="1019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formula="of:=[.A8]*1.5" office:value-type="float" office:value="2100" calcext:value-type="float">
            <text:p>2100</text:p>
          </table:table-cell>
          <table:table-cell office:value-type="float" office:value="1500" calcext:value-type="float">
            <text:p>1500</text:p>
          </table:table-cell>
          <table:table-cell table:formula="of:=[.A8]*0.75" office:value-type="float" office:value="1050" calcext:value-type="float">
            <text:p>1050</text:p>
          </table:table-cell>
          <table:table-cell table:formula="of:=[.C8]+[.D8]" office:value-type="float" office:value="2550" calcext:value-type="float">
            <text:p>2550</text:p>
          </table:table-cell>
          <table:table-cell table:number-columns-repeated="1019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formula="of:=[.A9]*1.5" office:value-type="float" office:value="2400" calcext:value-type="float">
            <text:p>2400</text:p>
          </table:table-cell>
          <table:table-cell office:value-type="float" office:value="1500" calcext:value-type="float">
            <text:p>1500</text:p>
          </table:table-cell>
          <table:table-cell table:formula="of:=[.A9]*0.75" office:value-type="float" office:value="1200" calcext:value-type="float">
            <text:p>1200</text:p>
          </table:table-cell>
          <table:table-cell table:formula="of:=[.C9]+[.D9]" office:value-type="float" office:value="2700" calcext:value-type="float">
            <text:p>2700</text:p>
          </table:table-cell>
          <table:table-cell table:number-columns-repeated="1019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formula="of:=[.A10]*1.5" office:value-type="float" office:value="2700" calcext:value-type="float">
            <text:p>2700</text:p>
          </table:table-cell>
          <table:table-cell office:value-type="float" office:value="1500" calcext:value-type="float">
            <text:p>1500</text:p>
          </table:table-cell>
          <table:table-cell table:formula="of:=[.A10]*0.75" office:value-type="float" office:value="1350" calcext:value-type="float">
            <text:p>1350</text:p>
          </table:table-cell>
          <table:table-cell table:formula="of:=[.C10]+[.D10]" office:value-type="float" office:value="2850" calcext:value-type="float">
            <text:p>2850</text:p>
          </table:table-cell>
          <table:table-cell table:number-columns-repeated="101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1]*1.5"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table:formula="of:=[.A11]*0.75" office:value-type="float" office:value="1500" calcext:value-type="float">
            <text:p>1500</text:p>
          </table:table-cell>
          <table:table-cell table:formula="of:=[.C11]+[.D11]" office:value-type="float" office:value="3000" calcext:value-type="float">
            <text:p>3000</text:p>
          </table:table-cell>
          <table:table-cell table:number-columns-repeated="1019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[.A12]*1.5" office:value-type="float" office:value="3300" calcext:value-type="float">
            <text:p>3300</text:p>
          </table:table-cell>
          <table:table-cell office:value-type="float" office:value="1500" calcext:value-type="float">
            <text:p>1500</text:p>
          </table:table-cell>
          <table:table-cell table:formula="of:=[.A12]*0.75" office:value-type="float" office:value="1650" calcext:value-type="float">
            <text:p>1650</text:p>
          </table:table-cell>
          <table:table-cell table:formula="of:=[.C12]+[.D12]" office:value-type="float" office:value="3150" calcext:value-type="float">
            <text:p>3150</text:p>
          </table:table-cell>
          <table:table-cell table:number-columns-repeated="1019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formula="of:=[.A13]*1.5" office:value-type="float" office:value="3600" calcext:value-type="float">
            <text:p>3600</text:p>
          </table:table-cell>
          <table:table-cell office:value-type="float" office:value="1500" calcext:value-type="float">
            <text:p>1500</text:p>
          </table:table-cell>
          <table:table-cell table:formula="of:=[.A13]*0.75" office:value-type="float" office:value="1800" calcext:value-type="float">
            <text:p>1800</text:p>
          </table:table-cell>
          <table:table-cell table:formula="of:=[.C13]+[.D13]" office:value-type="float" office:value="3300" calcext:value-type="float">
            <text:p>3300</text:p>
          </table:table-cell>
          <table:table-cell table:number-columns-repeated="1019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formula="of:=[.A14]*1.5" office:value-type="float" office:value="3900" calcext:value-type="float">
            <text:p>3900</text:p>
          </table:table-cell>
          <table:table-cell office:value-type="float" office:value="1500" calcext:value-type="float">
            <text:p>1500</text:p>
          </table:table-cell>
          <table:table-cell table:formula="of:=[.A14]*0.75" office:value-type="float" office:value="1950" calcext:value-type="float">
            <text:p>1950</text:p>
          </table:table-cell>
          <table:table-cell table:formula="of:=[.C14]+[.D14]" office:value-type="float" office:value="3450" calcext:value-type="float">
            <text:p>3450</text:p>
          </table:table-cell>
          <table:table-cell table:number-columns-repeated="1019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formula="of:=[.A15]*1.5" office:value-type="float" office:value="4200" calcext:value-type="float">
            <text:p>4200</text:p>
          </table:table-cell>
          <table:table-cell office:value-type="float" office:value="1500" calcext:value-type="float">
            <text:p>1500</text:p>
          </table:table-cell>
          <table:table-cell table:formula="of:=[.A15]*0.75" office:value-type="float" office:value="2100" calcext:value-type="float">
            <text:p>2100</text:p>
          </table:table-cell>
          <table:table-cell table:formula="of:=[.C15]+[.D15]" office:value-type="float" office:value="3600" calcext:value-type="float">
            <text:p>3600</text:p>
          </table:table-cell>
          <table:table-cell table:number-columns-repeated="101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[.A16]*1.5"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table:formula="of:=[.A16]*0.75" office:value-type="float" office:value="2250" calcext:value-type="float">
            <text:p>2250</text:p>
          </table:table-cell>
          <table:table-cell table:formula="of:=[.C16]+[.D16]" office:value-type="float" office:value="3750" calcext:value-type="float">
            <text:p>3750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fe drive" table:style-name="ta13">
        <table:table-column table:style-name="co3" table:number-columns-repeated="10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[.A1]*5" office:value-type="float" office:value="0" calcext:value-type="float">
            <text:p>0</text:p>
          </table:table-cell>
          <table:table-cell table:formula="of:=[.B1]+[.C1]" office:value-type="float" office:value="200" calcext:value-type="float">
            <text:p>200</text:p>
          </table:table-cell>
          <table:table-cell table:formula="of:=[.A1]*20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formula="of:=[.A2]*5" office:value-type="float" office:value="25" calcext:value-type="float">
            <text:p>25</text:p>
          </table:table-cell>
          <table:table-cell table:formula="of:=[.B2]+[.C2]" office:value-type="float" office:value="225" calcext:value-type="float">
            <text:p>225</text:p>
          </table:table-cell>
          <table:table-cell table:formula="of:=[.A2]*2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formula="of:=[.A3]*5" office:value-type="float" office:value="50" calcext:value-type="float">
            <text:p>50</text:p>
          </table:table-cell>
          <table:table-cell table:formula="of:=[.B3]+[.C3]" office:value-type="float" office:value="250" calcext:value-type="float">
            <text:p>250</text:p>
          </table:table-cell>
          <table:table-cell table:formula="of:=[.A3]*2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formula="of:=[.A4]*5" office:value-type="float" office:value="75" calcext:value-type="float">
            <text:p>75</text:p>
          </table:table-cell>
          <table:table-cell table:formula="of:=[.B4]+[.C4]" office:value-type="float" office:value="275" calcext:value-type="float">
            <text:p>275</text:p>
          </table:table-cell>
          <table:table-cell table:formula="of:=[.A4]*20" office:value-type="float" office:value="300" calcext:value-type="float">
            <text:p>300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[.A5]*5" office:value-type="float" office:value="100" calcext:value-type="float">
            <text:p>100</text:p>
          </table:table-cell>
          <table:table-cell table:formula="of:=[.B5]+[.C5]" office:value-type="float" office:value="300" calcext:value-type="float">
            <text:p>300</text:p>
          </table:table-cell>
          <table:table-cell table:formula="of:=[.A5]*20"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formula="of:=[.A6]*5" office:value-type="float" office:value="125" calcext:value-type="float">
            <text:p>125</text:p>
          </table:table-cell>
          <table:table-cell table:formula="of:=[.B6]+[.C6]" office:value-type="float" office:value="325" calcext:value-type="float">
            <text:p>325</text:p>
          </table:table-cell>
          <table:table-cell table:formula="of:=[.A6]*20" office:value-type="float" office:value="500" calcext:value-type="float">
            <text:p>500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formula="of:=[.A7]*5" office:value-type="float" office:value="150" calcext:value-type="float">
            <text:p>150</text:p>
          </table:table-cell>
          <table:table-cell table:formula="of:=[.B7]+[.C7]" office:value-type="float" office:value="350" calcext:value-type="float">
            <text:p>350</text:p>
          </table:table-cell>
          <table:table-cell table:formula="of:=[.A7]*20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0" calcext:value-type="float">
            <text:p>200</text:p>
          </table:table-cell>
          <table:table-cell table:formula="of:=[.A8]*5" office:value-type="float" office:value="175" calcext:value-type="float">
            <text:p>175</text:p>
          </table:table-cell>
          <table:table-cell table:formula="of:=[.B8]+[.C8]" office:value-type="float" office:value="375" calcext:value-type="float">
            <text:p>375</text:p>
          </table:table-cell>
          <table:table-cell table:formula="of:=[.A8]*20" office:value-type="float" office:value="700" calcext:value-type="float">
            <text:p>700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table:formula="of:=[.A9]*5" office:value-type="float" office:value="200" calcext:value-type="float">
            <text:p>200</text:p>
          </table:table-cell>
          <table:table-cell table:formula="of:=[.B9]+[.C9]" office:value-type="float" office:value="400" calcext:value-type="float">
            <text:p>400</text:p>
          </table:table-cell>
          <table:table-cell table:formula="of:=[.A9]*20" office:value-type="float" office:value="800" calcext:value-type="float">
            <text:p>800</text:p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frame table:end-cell-address="'safe drive'.L27" table:end-x="1.613cm" table:end-y="0.343cm" draw:z-index="0" draw:name="Chart 1" draw:style-name="gr6" draw:text-style-name="P3" svg:width="13.065cm" svg:height="9.153cm" svg:x="0.45cm" svg:y="0.185cm">
              <draw:object draw:notify-on-update-of-ranges="'safe drive'.A1:'safe drive'.A9 'safe drive'.B1:'safe drive'.B9 'safe drive'.D1:'safe drive'.D9 'safe drive'.E1:'safe drive'.E9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9" calcext:value-type="float">
            <text:p>0.9</text:p>
          </table:table-cell>
          <table:table-cell table:formula="of:=[.B22]*[.C22]" office:value-type="float" office:value="31.5" calcext:value-type="float">
            <text:p>31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table:formula="of:=[.B23]*[.C23]" office:value-type="float" office:value="28" calcext:value-type="float">
            <text:p>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table:formula="of:=[.B24]*[.C24]" office:value-type="float" office:value="24.5" calcext:value-type="float">
            <text:p>24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table:formula="of:=[.B25]*[.C25]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table:formula="of:=[.B26]*[.C26]" office:value-type="float" office:value="17.5" calcext:value-type="float">
            <text:p>17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4" calcext:value-type="float">
            <text:p>0.4</text:p>
          </table:table-cell>
          <table:table-cell table:formula="of:=[.B27]*[.C27]" office:value-type="float" office:value="14" calcext:value-type="float">
            <text:p>14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ome elasticity" table:style-name="ta14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Average annual income </text:p>
          </table:table-cell>
          <table:table-cell office:value-type="string" calcext:value-type="string">
            <text:p>Visitor numbers 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8" office:value-type="float" office:value="20000" calcext:value-type="float">
            <text:p>£20,000</text:p>
            <draw:frame table:end-cell-address="'Income elasticity'.M18" table:end-x="0.951cm" table:end-y="0.105cm" draw:z-index="6" draw:name="Chart 19" draw:style-name="gr6" draw:text-style-name="P3" svg:width="13.765cm" svg:height="7.911cm" svg:x="3.254cm" svg:y="0.132cm">
              <draw:object draw:notify-on-update-of-ranges="'Income elasticity'.F3:'Income elasticity'.F4 'Income elasticity'.G3:'Income elasticity'.G4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style-name="ce25" office:value-type="float" office:value="700000" calcext:value-type="float">
            <text:p>700,00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8" office:value-type="float" office:value="35000" calcext:value-type="float">
            <text:p>£35,000</text:p>
          </table:table-cell>
          <table:table-cell office:value-type="float" office:value="1200000" calcext:value-type="float">
            <text:p>120000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'Income elasticity'.C10" table:end-x="2.777cm" table:end-y="0.502cm" draw:z-index="2" draw:name="Rectangle 3" draw:style-name="gr7" draw:text-style-name="P6" svg:width="1.428cm" svg:height="1.323cm" svg:x="1.349cm" svg:y="0.238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number-columns-repeated="2"/>
          <table:table-cell>
            <draw:line table:end-cell-address="'Income elasticity'.C11" table:end-x="1.349cm" table:end-y="0.026cm" draw:z-index="4" draw:name="Straight Connector 12" draw:style-name="gr2" draw:text-style-name="P3" svg:x1="0.026cm" svg:y1="1.085cm" svg:x2="1.349cm" svg:y2="0.37cm">
              <text:p/>
            </draw:line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custom-shape table:end-cell-address="'Income elasticity'.B13" table:end-x="1.595cm" table:end-y="0.078cm" draw:z-index="0" draw:name="Rectangle 1" draw:style-name="gr7" draw:text-style-name="P6" svg:width="1.542cm" svg:height="1.11cm" svg:x="0.053cm" svg:y="0.026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'Income elasticity'.D15" table:end-x="0.025cm" table:end-y="0.29cm" draw:z-index="1" draw:name="Rectangle 2" draw:style-name="gr7" draw:text-style-name="P6" svg:width="1.592cm" svg:height="1.322cm" svg:x="1.402cm" svg:y="0.026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table:end-cell-address="'Income elasticity'.C14" table:end-x="1.402cm" table:end-y="0.158cm" draw:z-index="5" draw:name="Straight Connector 14" draw:style-name="gr2" draw:text-style-name="P3" svg:x1="0cm" svg:y1="0.132cm" svg:x2="1.402cm" svg:y2="0.687cm">
              <text:p/>
            </draw:lin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>
            <draw:custom-shape table:end-cell-address="'Income elasticity'.C23" table:end-x="1.507cm" table:end-y="0.343cm" draw:z-index="3" draw:name="Rectangle 4" draw:style-name="gr8" draw:text-style-name="P7" svg:width="1.428cm" svg:height="1.323cm" svg:x="0.079cm" svg:y="0.079cm">
              <text:p text:style-name="P1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ision trees 2" table:style-name="ta15">
        <office:forms form:automatic-focus="false" form:apply-design-mode="false"/>
        <table:table-column table:style-name="co3" table:number-columns-repeated="1024" table:default-cell-style-name="Default"/>
        <table:table-row table:style-name="ro4">
          <table:table-cell table:number-columns-repeated="1024"/>
        </table:table-row>
        <table:table-row table:style-name="ro1">
          <table:table-cell/>
          <table:table-cell table:style-name="ce81" office:value-type="string" calcext:value-type="string" table:number-columns-spanned="2" table:number-rows-spanned="1">
            <text:p>Europe </text:p>
          </table:table-cell>
          <table:covered-table-cell table:style-name="ce85"/>
          <table:table-cell table:style-name="ce81" office:value-type="string" calcext:value-type="string" table:number-columns-spanned="2" table:number-rows-spanned="1">
            <text:p>USA </text:p>
          </table:table-cell>
          <table:covered-table-cell table:style-name="ce85"/>
          <table:table-cell table:number-columns-repeated="1019"/>
        </table:table-row>
        <table:table-row table:style-name="ro1">
          <table:table-cell/>
          <table:table-cell table:style-name="ce82" office:value-type="string" calcext:value-type="string" table:number-columns-spanned="2" table:number-rows-spanned="1">
            <text:p>Germany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East Coast </text:p>
          </table:table-cell>
          <table:covered-table-cell table:style-name="ce86"/>
          <table:table-cell table:number-columns-repeated="1019"/>
        </table:table-row>
        <table:table-row table:style-name="ro1">
          <table:table-cell/>
          <table:table-cell table:style-name="ce83" office:value-type="float" office:value="0.75" calcext:value-type="float">
            <text:p>0.75</text:p>
          </table:table-cell>
          <table:table-cell table:style-name="ce87" office:value-type="float" office:value="24" calcext:value-type="float">
            <text:p>£24</text:p>
          </table:table-cell>
          <table:table-cell table:style-name="ce83" office:value-type="float" office:value="0.45" calcext:value-type="float">
            <text:p>0.45</text:p>
          </table:table-cell>
          <table:table-cell table:style-name="ce87" office:value-type="float" office:value="44" calcext:value-type="float">
            <text:p>£44</text:p>
          </table:table-cell>
          <table:table-cell table:number-columns-repeated="1019"/>
        </table:table-row>
        <table:table-row table:style-name="ro1">
          <table:table-cell/>
          <table:table-cell table:style-name="ce83" office:value-type="float" office:value="0.25" calcext:value-type="float">
            <text:p>0.25</text:p>
          </table:table-cell>
          <table:table-cell table:style-name="ce87" office:value-type="float" office:value="4" calcext:value-type="float">
            <text:p>£4</text:p>
          </table:table-cell>
          <table:table-cell table:style-name="ce83" office:value-type="float" office:value="0.55" calcext:value-type="float">
            <text:p>0.55</text:p>
          </table:table-cell>
          <table:table-cell table:style-name="ce89" office:value-type="string" calcext:value-type="string">
            <text:p>(£8)</text:p>
          </table:table-cell>
          <table:table-cell table:number-columns-repeated="1019"/>
        </table:table-row>
        <table:table-row table:style-name="ro1">
          <table:table-cell/>
          <table:table-cell table:style-name="ce82" office:value-type="string" calcext:value-type="string" table:number-columns-spanned="2" table:number-rows-spanned="1">
            <text:p>Spain </text:p>
          </table:table-cell>
          <table:covered-table-cell table:style-name="ce86"/>
          <table:table-cell table:style-name="ce82" office:value-type="string" calcext:value-type="string" table:number-columns-spanned="2" table:number-rows-spanned="1">
            <text:p>West Coast</text:p>
          </table:table-cell>
          <table:covered-table-cell table:style-name="ce86"/>
          <table:table-cell table:number-columns-repeated="1019"/>
        </table:table-row>
        <table:table-row table:style-name="ro1">
          <table:table-cell/>
          <table:table-cell table:style-name="ce83" office:value-type="float" office:value="0.55" calcext:value-type="float">
            <text:p>0.55</text:p>
          </table:table-cell>
          <table:table-cell table:style-name="ce87" office:value-type="float" office:value="32" calcext:value-type="float">
            <text:p>£32</text:p>
          </table:table-cell>
          <table:table-cell table:style-name="ce83" office:value-type="float" office:value="0.5" calcext:value-type="float">
            <text:p>0.5</text:p>
          </table:table-cell>
          <table:table-cell table:style-name="ce90" office:value-type="float" office:value="37.5" calcext:value-type="float">
            <text:p>£37.50</text:p>
          </table:table-cell>
          <table:table-cell table:number-columns-repeated="1019"/>
        </table:table-row>
        <table:table-row table:style-name="ro4">
          <table:table-cell/>
          <table:table-cell table:style-name="ce84" office:value-type="float" office:value="0.45" calcext:value-type="float">
            <text:p>0.45</text:p>
          </table:table-cell>
          <table:table-cell table:style-name="ce88" office:value-type="float" office:value="4" calcext:value-type="float">
            <text:p>£4</text:p>
          </table:table-cell>
          <table:table-cell table:style-name="ce84" office:value-type="float" office:value="0.5" calcext:value-type="float">
            <text:p>0.5</text:p>
          </table:table-cell>
          <table:table-cell table:style-name="ce91" office:value-type="string" calcext:value-type="string">
            <text:p>£6</text:p>
          </table:table-cell>
          <table:table-cell table:number-columns-repeated="1019"/>
        </table:table-row>
        <table:table-row table:style-name="ro1">
          <table:table-cell/>
          <table:table-cell table:style-name="ce24" table:number-columns-repeated="2"/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6P0" style:volatile="true">
      <number:text>£</number:text>
      <number:number number:decimal-places="1" number:min-decimal-places="1" number:min-integer-digits="1" number:grouping="true"/>
    </number:number-style>
    <number:number-style style:name="N136">
      <style:text-properties fo:color="#ff0000"/>
      <number:text>-£</number:text>
      <number:number number:decimal-places="1" number:min-decimal-places="1" number:min-integer-digits="1" number:grouping="true"/>
      <style:map style:condition="value()&gt;=0" style:apply-style-name="N136P0"/>
    </number:number-style>
    <number:percentage-style style:name="N135">
      <number:number number:decimal-places="1" number:min-decimal-places="1" number:min-integer-digits="1"/>
      <number:text>%</number:text>
    </number:percentage-style>
    <number:currency-style style:name="N134P0" style:volatile="true">
      <number:text> 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1" style:volatile="true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4P2" style:volatile="true">
      <number:text> </number:text>
      <number:currency-symbol number:language="en" number:country="GB">£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">
      <number:text>£</number:text>
      <number:number number:decimal-places="2" number:min-decimal-places="2" number:min-integer-digits="1" number:grouping="true"/>
    </number:number-style>
    <number:number-style style:name="N132">
      <number:number number:decimal-places="1" number:min-decimal-places="1" number:min-integer-digits="1" number:grouping="true"/>
    </number:number-style>
    <number:number-style style:name="N131">
      <number:number number:decimal-places="1" number:min-decimal-places="1" number:min-integer-digits="1"/>
    </number:number-style>
    <number:number-style style:name="N130">
      <number:text>£</number:text>
      <number:number number:decimal-places="0" number:min-decimal-places="0" number:min-integer-digits="1" number:grouping="true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6">
      <number:hours/>
      <number:text>:</number:text>
      <number:minutes number:style="long"/>
      <number:text> </number:text>
      <number:am-pm/>
    </number:time-style>
    <number:date-style style:name="N115"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3">
      <number:day number:style="long"/>
      <number:text>-</number:text>
      <number:month number:textual="true"/>
      <number:text>-</number:text>
      <number:year/>
    </number:date-style>
    <number:number-style style:name="N112P0" style:volatile="true">
      <number:text>£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fitability" style:display-name="PageStyle_profitability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shflow" style:display-name="PageStyle_cashflow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R_20_1_20_" style:display-name="PageStyle_HR 1 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fitabilty_20_2" style:display-name="PageStyle_profitabilty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R_20_2" style:display-name="PageStyle_HR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des_20_numbers" style:display-name="PageStyle_Indes numb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of_20_profit_20_" style:display-name="PageStyle_measurement of profit 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afe_20_drive" style:display-name="PageStyle_safe driv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reak_20_even_20_souper_20_healthy" style:display-name="PageStyle_break even souper health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come_20_elasticity" style:display-name="PageStyle_Income elastic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ision_20_trees_20_2" style:display-name="PageStyle_decision trees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GB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percentag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data-label-series="false" chart:label-position="avoid-overlap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>
      <style:chart-properties chart:solid-type="cuboid"/>
      <style:graphic-properties draw:fill-color="#4f81bd"/>
    </style:style>
    <style:style style:name="ch9" style:family="chart">
      <style:chart-properties chart:solid-type="cuboid"/>
      <style:graphic-properties draw:fill-color="#c0504d"/>
    </style:style>
    <style:style style:name="ch10" style:family="chart">
      <style:chart-properties chart:solid-type="cuboid"/>
      <style:graphic-properties draw:fill-color="#9bbb59"/>
    </style:style>
    <style:style style:name="ch11" style:family="chart">
      <style:chart-properties chart:solid-type="cuboid"/>
      <style:graphic-properties draw:fill-color="#8064a2"/>
    </style:style>
    <style:style style:name="ch12" style:family="chart">
      <style:chart-properties chart:solid-type="cuboid"/>
      <style:graphic-properties draw:fill-color="#4bacc6"/>
    </style:style>
    <style:style style:name="ch13" style:family="chart">
      <style:chart-properties chart:solid-type="cuboid"/>
      <style:graphic-properties draw:fill-color="#f79646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3.545cm" svg:height="7.62cm" xlink:href=".." xlink:type="simple" chart:class="chart:circle" chart:style-name="ch1">
        <chart:title svg:x="2.914cm" svg:y="0.288cm" chart:style-name="ch2">
          <text:p>breakdown of sales revenue</text:p>
        </chart:title>
        <chart:legend chart:legend-position="top" svg:x="1.989cm" svg:y="1.49cm" style:legend-expansion="wide" chart:style-name="ch3"/>
        <chart:plot-area chart:style-name="ch4" table:cell-range-address="Sheet3.A16:Sheet3.B21" chart:data-source-has-labels="column" svg:x="0.27cm" svg:y="2.187cm" svg:width="13.005cm" svg:height="5.281cm">
          <chart:coordinate-region svg:x="4.438cm" svg:y="2.599cm" svg:width="4.376cm" svg:height="4.376cm"/>
          <chart:axis chart:dimension="x" chart:name="primary-x" chart:style-name="ch5" chartooo:axis-type="text">
            <chart:categories table:cell-range-address="Sheet3.A16:Sheet3.A21"/>
          </chart:axis>
          <chart:axis chart:dimension="y" chart:name="primary-y" chart:style-name="ch6"/>
          <chart:series chart:style-name="ch7" chart:values-cell-range-address="Sheet3.B16:Sheet3.B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ervicing </text:p>
                <draw:g>
                  <svg:desc>Sheet3.A16:Sheet3.A21</svg:desc>
                </draw:g>
              </table:table-cell>
              <table:table-cell office:value-type="float" office:value="66560">
                <text:p>66560</text:p>
                <draw:g>
                  <svg:desc>Sheet3.B16:Sheet3.B21</svg:desc>
                </draw:g>
              </table:table-cell>
            </table:table-row>
            <table:table-row>
              <table:table-cell office:value-type="string">
                <text:p>MoT</text:p>
              </table:table-cell>
              <table:table-cell office:value-type="float" office:value="25272">
                <text:p>25272</text:p>
              </table:table-cell>
            </table:table-row>
            <table:table-row>
              <table:table-cell office:value-type="string">
                <text:p>Brakes</text:p>
              </table:table-cell>
              <table:table-cell office:value-type="float" office:value="23140">
                <text:p>23140</text:p>
              </table:table-cell>
            </table:table-row>
            <table:table-row>
              <table:table-cell office:value-type="string">
                <text:p>Exhausts </text:p>
              </table:table-cell>
              <table:table-cell office:value-type="float" office:value="19500">
                <text:p>19500</text:p>
              </table:table-cell>
            </table:table-row>
            <table:table-row>
              <table:table-cell office:value-type="string">
                <text:p>Tyres </text:p>
              </table:table-cell>
              <table:table-cell office:value-type="float" office:value="49400">
                <text:p>49400</text:p>
              </table:table-cell>
            </table:table-row>
            <table:table-row>
              <table:table-cell office:value-type="string">
                <text:p>Batteries </text:p>
              </table:table-cell>
              <table:table-cell office:value-type="float" office:value="23400">
                <text:p>23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ffffff"/>
    </style:style>
    <style:style style:name="ch5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.5pt" fo:language="en" fo:country="US" fo:font-weight="bold" style:font-size-asian="10.5pt" style:font-weight-asian="bold" style:font-size-complex="10.5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236cm" svg:height="7.62cm" xlink:href=".." xlink:type="simple" chart:class="chart:bar" chart:style-name="ch1">
        <chart:plot-area chart:style-name="ch2" table:cell-range-address="'profitabilty 2'.E34:'profitabilty 2'.F35" chart:data-source-has-labels="column" svg:x="1.334cm" svg:y="0.152cm" svg:width="11.638cm" svg:height="7.316cm">
          <chart:coordinate-region svg:x="2.326cm" svg:y="0.325cm" svg:width="10.646cm" svg:height="6.549cm"/>
          <chart:axis chart:dimension="x" chart:name="primary-x" chart:style-name="ch3" chartooo:axis-type="auto">
            <chartooo:date-scale/>
            <chart:categories table:cell-range-address="'profitabilty 2'.E34:'profitabilty 2'.E35"/>
            <chart:grid chart:style-name="ch4" chart:class="major"/>
            <chart:grid chart:style-name="ch4" chart:class="minor"/>
          </chart:axis>
          <chart:axis chart:dimension="y" chart:name="primary-y" chart:style-name="ch5">
            <chart:title svg:x="0.451cm" svg:y="4.605cm" chart:style-name="ch6">
              <text:p>£ millions</text:p>
            </chart:title>
            <chart:grid chart:style-name="ch7" chart:class="major"/>
          </chart:axis>
          <chart:series chart:style-name="ch8" chart:values-cell-range-address="'profitabilty 2'.F34:'profitabilty 2'.F35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'profitabilty 2'.E34:'profitabilty 2'.E35</svg:desc>
                </draw:g>
              </table:table-cell>
              <table:table-cell office:value-type="float" office:value="4750">
                <text:p>4750</text:p>
                <draw:g>
                  <svg:desc>'profitabilty 2'.F34:'profitabilty 2'.F35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000">
                <text:p>50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b7b7b7"/>
    </style:style>
    <style:style style:name="ch5" style:family="chart" style:data-style-name="N0">
      <style:chart-properties chart:display-label="true" chart:logarithmic="false" chart:minimum="90" chart:maximum="110" chart:interval-major="1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459cm" svg:height="3.626cm" xlink:href=".." xlink:type="simple" chart:class="chart:line" chart:style-name="ch1">
        <chart:plot-area chart:style-name="ch2" table:cell-range-address="'Indes numbers'.A3:'Indes numbers'.B14" chart:data-source-has-labels="column" svg:x="0.089cm" svg:y="0.072cm" svg:width="4.281cm" svg:height="3.482cm">
          <chart:coordinate-region svg:x="0.896cm" svg:y="0.072cm" svg:width="3.474cm" svg:height="2.557cm"/>
          <chart:axis chart:dimension="x" chart:name="primary-x" chart:style-name="ch3" chartooo:axis-type="auto">
            <chartooo:date-scale/>
            <chart:categories table:cell-range-address="'Indes numbers'.A3:'Indes numbers'.A14"/>
            <chart:grid chart:style-name="ch4" chart:class="min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ndes numbers'.B3:'Indes numbers'.B14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  <draw:g>
                  <svg:desc>'Indes numbers'.A3:'Indes numbers'.A14</svg:desc>
                </draw:g>
              </table:table-cell>
              <table:table-cell office:value-type="float" office:value="100">
                <text:p>100</text:p>
                <draw:g>
                  <svg:desc>'Indes numbers'.B3:'Indes numbers'.B14</svg:desc>
                </draw:g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Mar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May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95">
                <text:p>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>
      <style:graphic-properties svg:stroke-width="0.026cm" svg:stroke-color="#b7b7b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4.089cm" svg:height="5.636cm" xlink:href=".." xlink:type="simple" chart:class="chart:bar" chart:style-name="ch1">
        <chart:plot-area chart:style-name="ch2" table:cell-range-address="'Indes numbers'.A19:'Indes numbers'.B22" chart:data-source-has-labels="column" svg:x="0.081cm" svg:y="0.112cm" svg:width="3.927cm" svg:height="5.412cm">
          <chart:coordinate-region svg:x="0.888cm" svg:y="0.285cm" svg:width="3.12cm" svg:height="4.301cm"/>
          <chart:axis chart:dimension="x" chart:name="primary-x" chart:style-name="ch3" chartooo:axis-type="auto">
            <chartooo:date-scale/>
            <chart:categories table:cell-range-address="'Indes numbers'.A19:'Indes numbers'.A22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Indes numbers'.B19:'Indes numbers'.B2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Qtr 1</text:p>
                <draw:g>
                  <svg:desc>'Indes numbers'.A19:'Indes numbers'.A22</svg:desc>
                </draw:g>
              </table:table-cell>
              <table:table-cell office:value-type="float" office:value="100">
                <text:p>100</text:p>
                <draw:g>
                  <svg:desc>'Indes numbers'.B19:'Indes numbers'.B22</svg:desc>
                </draw:g>
              </table:table-cell>
            </table:table-row>
            <table:table-row>
              <table:table-cell office:value-type="string">
                <text:p>Qtr 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Qtr 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Qtr 4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display-label="true" chart:logarithmic="false" chart:minimum="96" chart:interval-major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75cm" svg:height="7.62cm" xlink:href=".." xlink:type="simple" chart:class="chart:line" chart:style-name="ch1">
        <chart:plot-area chart:style-name="ch2" table:cell-range-address="'Indes numbers'.A28:'Indes numbers'.B33" chart:data-source-has-labels="column" svg:x="0.255cm" svg:y="0.152cm" svg:width="12.24cm" svg:height="7.316cm">
          <chart:coordinate-region svg:x="1.062cm" svg:y="0.325cm" svg:width="11.18cm" svg:height="6.549cm"/>
          <chart:axis chart:dimension="x" chart:name="primary-x" chart:style-name="ch3" chartooo:axis-type="auto">
            <chartooo:date-scale/>
            <chart:categories table:cell-range-address="'Indes numbers'.A28:'Indes numbers'.A33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Indes numbers'.B28:'Indes numbers'.B3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July </text:p>
                <draw:g>
                  <svg:desc>'Indes numbers'.A28:'Indes numbers'.A33</svg:desc>
                </draw:g>
              </table:table-cell>
              <table:table-cell office:value-type="float" office:value="100">
                <text:p>100</text:p>
                <draw:g>
                  <svg:desc>'Indes numbers'.B28:'Indes numbers'.B33</svg:desc>
                </draw:g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Sept 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Oct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Dec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display-label="true" chart:logarithmic="false" chart:minimum="100" chart:maximum="120" chart:interval-major="2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317cm" svg:height="5.16cm" xlink:href=".." xlink:type="simple" chart:class="chart:line" chart:style-name="ch1">
        <chart:plot-area chart:style-name="ch2" table:cell-range-address="'Indes numbers'.J4:'Indes numbers'.K7" chart:data-source-has-labels="column" svg:x="0.166cm" svg:y="0.103cm" svg:width="7.985cm" svg:height="3.977cm">
          <chart:coordinate-region svg:x="0.973cm" svg:y="0.276cm" svg:width="6.726cm" svg:height="3.21cm"/>
          <chart:axis chart:dimension="x" chart:name="primary-x" chart:style-name="ch3" chartooo:axis-type="auto">
            <chartooo:date-scale/>
            <chart:title svg:x="2.877cm" svg:y="4.183cm" chart:style-name="ch4">
              <text:p>* forecasted cost</text:p>
            </chart:title>
            <chart:categories table:cell-range-address="'Indes numbers'.J4:'Indes numbers'.J7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Indes numbers'.K4:'Indes numbers'.K7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Qtr 1</text:p>
                <draw:g>
                  <svg:desc>'Indes numbers'.J4:'Indes numbers'.J7</svg:desc>
                </draw:g>
              </table:table-cell>
              <table:table-cell office:value-type="float" office:value="100">
                <text:p>100</text:p>
                <draw:g>
                  <svg:desc>'Indes numbers'.K4:'Indes numbers'.K7</svg:desc>
                </draw:g>
              </table:table-cell>
            </table:table-row>
            <table:table-row>
              <table:table-cell office:value-type="string">
                <text:p>Qtr 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Qtr 3*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Qtr 4*</text:p>
              </table:table-cell>
              <table:table-cell office:value-type="float" office:value="118">
                <text:p>11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>
      <style:graphic-properties svg:stroke-width="0.026cm" svg:stroke-color="#b7b7b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745cm" svg:height="7.62cm" xlink:href=".." xlink:type="simple" chart:class="chart:bar" chart:style-name="ch1">
        <chart:plot-area chart:style-name="ch2" table:cell-range-address="'measurement of profit '.A8:'measurement of profit '.B10" chart:data-source-has-labels="column" svg:x="1.321cm" svg:y="0.152cm" svg:width="14.11cm" svg:height="7.316cm">
          <chart:coordinate-region svg:x="1.942cm" svg:y="0.326cm" svg:width="13.489cm" svg:height="6.548cm"/>
          <chart:axis chart:dimension="x" chart:name="primary-x" chart:style-name="ch3" chartooo:axis-type="auto">
            <chartooo:date-scale/>
            <chart:categories table:cell-range-address="'measurement of profit '.A8:'measurement of profit '.A10"/>
          </chart:axis>
          <chart:axis chart:dimension="y" chart:name="primary-y" chart:style-name="ch4">
            <chart:title svg:x="0.451cm" svg:y="6.467cm" chart:style-name="ch5">
              <text:p>Number of jobs completed per year</text:p>
            </chart:title>
            <chart:grid chart:style-name="ch6" chart:class="major"/>
            <chart:grid chart:style-name="ch7" chart:class="minor"/>
          </chart:axis>
          <chart:series chart:style-name="ch8" chart:values-cell-range-address="'measurement of profit '.B8:'measurement of profit '.B10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2013">
                <text:p>2013</text:p>
                <draw:g>
                  <svg:desc>'measurement of profit '.A8:'measurement of profit '.A10</svg:desc>
                </draw:g>
              </table:table-cell>
              <table:table-cell office:value-type="float" office:value="46">
                <text:p>46</text:p>
                <draw:g>
                  <svg:desc>'measurement of profit '.B8:'measurement of profit '.B10</svg:desc>
                </draw:g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c6d9f1" draw:fill-color="#c6d9f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ff0000" draw:fill-color="#ff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00b050" draw:fill-color="#00b050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5.239cm" svg:height="9.684cm" xlink:href=".." xlink:type="simple" chart:class="chart:line" chart:style-name="ch1">
        <chart:plot-area chart:style-name="ch2" table:cell-range-address="'break even souper healthy'.A1:'break even souper healthy'.C16 'break even souper healthy'.E1:'break even souper healthy'.E16" chart:data-source-has-labels="column" svg:x="1.311cm" svg:y="0.193cm" svg:width="13.624cm" svg:height="8.321cm">
          <chart:coordinate-region svg:x="2.303cm" svg:y="0.366cm" svg:width="12.261cm" svg:height="7.554cm"/>
          <chart:axis chart:dimension="x" chart:name="primary-x" chart:style-name="ch3" chartooo:axis-type="auto">
            <chartooo:date-scale/>
            <chart:title svg:x="7.688cm" svg:y="8.707cm" chart:style-name="ch4">
              <text:p>Units</text:p>
            </chart:title>
            <chart:categories table:cell-range-address="'break even souper healthy'.A1:'break even souper healthy'.A16"/>
            <chart:grid chart:style-name="ch5" chart:class="major"/>
          </chart:axis>
          <chart:axis chart:dimension="y" chart:name="primary-y" chart:style-name="ch6">
            <chart:title svg:x="0.451cm" svg:y="5.753cm" chart:style-name="ch7">
              <text:p>Costs/Revenue (£)</text:p>
            </chart:title>
            <chart:grid chart:style-name="ch5" chart:class="major"/>
          </chart:axis>
          <chart:series chart:style-name="ch8" chart:values-cell-range-address="'break even souper healthy'.B1:'break even souper healthy'.B16" chart:class="chart:line">
            <chart:data-point chart:repeated="16"/>
          </chart:series>
          <chart:series chart:style-name="ch9" chart:values-cell-range-address="'break even souper healthy'.C1:'break even souper healthy'.C16" chart:class="chart:line">
            <chart:data-point chart:repeated="16"/>
          </chart:series>
          <chart:series chart:style-name="ch10" chart:values-cell-range-address="'break even souper healthy'.E1:'break even souper healthy'.E16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reak even souper healthy'.A1:'break even souper healthy'.A16</svg:desc>
                </draw:g>
              </table:table-cell>
              <table:table-cell office:value-type="float" office:value="0">
                <text:p>0</text:p>
                <draw:g>
                  <svg:desc>'break even souper healthy'.B1:'break even souper healthy'.B16</svg:desc>
                </draw:g>
              </table:table-cell>
              <table:table-cell office:value-type="float" office:value="1500">
                <text:p>1500</text:p>
                <draw:g>
                  <svg:desc>'break even souper healthy'.C1:'break even souper healthy'.C16</svg:desc>
                </draw:g>
              </table:table-cell>
              <table:table-cell office:value-type="float" office:value="1500">
                <text:p>1500</text:p>
                <draw:g>
                  <svg:desc>'break even souper healthy'.E1:'break even souper healthy'.E16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00">
                <text:p>600</text:p>
              </table:table-cell>
              <table:table-cell office:value-type="float" office:value="1500">
                <text:p>150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00">
                <text:p>900</text:p>
              </table:table-cell>
              <table:table-cell office:value-type="float" office:value="1500">
                <text:p>1500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00">
                <text:p>1200</text:p>
              </table:table-cell>
              <table:table-cell office:value-type="float" office:value="1500">
                <text:p>150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800">
                <text:p>1800</text:p>
              </table:table-cell>
              <table:table-cell office:value-type="float" office:value="1500">
                <text:p>150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2100">
                <text:p>2100</text:p>
              </table:table-cell>
              <table:table-cell office:value-type="float" office:value="1500">
                <text:p>1500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400">
                <text:p>2400</text:p>
              </table:table-cell>
              <table:table-cell office:value-type="float" office:value="1500">
                <text:p>1500</text:p>
              </table:table-cell>
              <table:table-cell office:value-type="float" office:value="2700">
                <text:p>270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700">
                <text:p>2700</text:p>
              </table:table-cell>
              <table:table-cell office:value-type="float" office:value="1500">
                <text:p>150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00">
                <text:p>3000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3300">
                <text:p>3300</text:p>
              </table:table-cell>
              <table:table-cell office:value-type="float" office:value="1500">
                <text:p>1500</text:p>
              </table:table-cell>
              <table:table-cell office:value-type="float" office:value="3150">
                <text:p>315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3600">
                <text:p>3600</text:p>
              </table:table-cell>
              <table:table-cell office:value-type="float" office:value="1500">
                <text:p>1500</text:p>
              </table:table-cell>
              <table:table-cell office:value-type="float" office:value="3300">
                <text:p>330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900">
                <text:p>3900</text:p>
              </table:table-cell>
              <table:table-cell office:value-type="float" office:value="1500">
                <text:p>1500</text:p>
              </table:table-cell>
              <table:table-cell office:value-type="float" office:value="3450">
                <text:p>345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4200">
                <text:p>4200</text:p>
              </table:table-cell>
              <table:table-cell office:value-type="float" office:value="1500">
                <text:p>15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500">
                <text:p>4500</text:p>
              </table:table-cell>
              <table:table-cell office:value-type="float" office:value="1500">
                <text:p>1500</text:p>
              </table:table-cell>
              <table:table-cell office:value-type="float" office:value="3750">
                <text:p>375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>
      <style:graphic-properties svg:stroke-width="0.026cm" svg:stroke-color="#b7b7b7"/>
    </style:style>
    <style:style style:name="ch8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10" style:family="chart">
      <style:graphic-properties svg:stroke-width="0.026cm" svg:stroke-opacity="23%"/>
    </style:style>
    <style:style style:name="ch11" style:family="chart" style:data-style-name="N0">
      <style:chart-properties chart:symbol-type="none" chart:link-data-style-to-source="true"/>
      <style:graphic-properties draw:stroke="dash" draw:stroke-dash="msLineDash_20_1" svg:stroke-width="0.079cm" svg:stroke-color="#4a7ebb" draw:fill-color="#4a7ebb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9cm" svg:stroke-color="#be4b48" draw:fill-color="#be4b48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9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3.066cm" svg:height="9.154cm" xlink:href=".." xlink:type="simple" chart:class="chart:line" chart:style-name="ch1">
        <chart:legend chart:legend-position="top" svg:x="1.555cm" svg:y="0.185cm" style:legend-expansion="wide" chart:style-name="ch2"/>
        <chart:plot-area chart:style-name="ch3" table:cell-range-address="'safe drive'.A1:'safe drive'.B9 'safe drive'.D1:'safe drive'.E9" chart:data-source-has-labels="both" svg:x="1.268cm" svg:y="0.913cm" svg:width="11.537cm" svg:height="7.081cm">
          <chart:coordinate-region svg:x="2.075cm" svg:y="1.086cm" svg:width="10.543cm" svg:height="6.314cm"/>
          <chart:axis chart:dimension="x" chart:name="primary-x" chart:style-name="ch4" chartooo:axis-type="auto">
            <chartooo:date-scale/>
            <chart:title svg:x="5.953cm" svg:y="8.177cm" chart:style-name="ch5">
              <text:p>Hours worked</text:p>
            </chart:title>
            <chart:categories table:cell-range-address="'safe drive'.A1:'safe drive'.A9"/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5.92cm" chart:style-name="ch9">
              <text:p>Costs/Revenues (£)</text:p>
            </chart:title>
            <chart:grid chart:style-name="ch6" chart:class="major"/>
            <chart:grid chart:style-name="ch10" chart:class="minor"/>
          </chart:axis>
          <chart:series chart:style-name="ch11" chart:values-cell-range-address="'safe drive'.B1:'safe drive'.B9" loext:label-string="&quot;Fixed costs&quot;" chart:class="chart:line">
            <chart:data-point chart:repeated="9"/>
          </chart:series>
          <chart:series chart:style-name="ch12" chart:values-cell-range-address="'safe drive'.D1:'safe drive'.D9" loext:label-string="&quot;Total costs&quot;" chart:class="chart:line">
            <chart:data-point chart:repeated="9"/>
          </chart:series>
          <chart:series chart:style-name="ch13" chart:values-cell-range-address="'safe drive'.E1:'safe drive'.E9" loext:label-string="&quot;Revenue&quot;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xed costs</text:p>
              </table:table-cell>
              <table:table-cell office:value-type="string">
                <text:p>Total costs</text:p>
              </table:table-cell>
              <table:table-cell office:value-type="string">
                <text:p>Revenu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afe drive'.A1:'safe drive'.A9</svg:desc>
                </draw:g>
              </table:table-cell>
              <table:table-cell office:value-type="float" office:value="200">
                <text:p>200</text:p>
                <draw:g>
                  <svg:desc>'safe drive'.B1:'safe drive'.B9</svg:desc>
                </draw:g>
              </table:table-cell>
              <table:table-cell office:value-type="float" office:value="200">
                <text:p>200</text:p>
                <draw:g>
                  <svg:desc>'safe drive'.D1:'safe drive'.D9</svg:desc>
                </draw:g>
              </table:table-cell>
              <table:table-cell office:value-type="float" office:value="0">
                <text:p>0</text:p>
                <draw:g>
                  <svg:desc>'safe drive'.E1:'safe drive'.E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275">
                <text:p>27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00">
                <text:p>200</text:p>
              </table:table-cell>
              <table:table-cell office:value-type="float" office:value="325">
                <text:p>32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00">
                <text:p>200</text:p>
              </table:table-cell>
              <table:table-cell office:value-type="float" office:value="350">
                <text:p>35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00">
                <text:p>200</text:p>
              </table:table-cell>
              <table:table-cell office:value-type="float" office:value="375">
                <text:p>3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111P0" style:volatile="true">
      <number:text>£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111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auto-position="true" style:rotation-angle="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5" style:family="chart" style:data-style-name="N3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766cm" svg:height="7.912cm" xlink:href=".." xlink:type="simple" chart:class="chart:bar" chart:style-name="ch1">
        <chart:plot-area chart:style-name="ch2" table:cell-range-address="'Income elasticity'.F3:'Income elasticity'.G4" chart:data-source-has-labels="column" svg:x="1.282cm" svg:y="0.158cm" svg:width="12.209cm" svg:height="6.619cm">
          <chart:coordinate-region svg:x="2.988cm" svg:y="0.332cm" svg:width="10.503cm" svg:height="5.851cm"/>
          <chart:axis chart:dimension="x" chart:name="primary-x" chart:style-name="ch3" chartooo:axis-type="auto">
            <chartooo:date-scale/>
            <chart:title svg:x="5.298cm" svg:y="6.935cm" chart:style-name="ch4">
              <text:p>Customers' Average Income</text:p>
            </chart:title>
            <chart:categories table:cell-range-address="'Income elasticity'.F3:'Income elasticity'.F4"/>
          </chart:axis>
          <chart:axis chart:dimension="y" chart:name="primary-y" chart:style-name="ch5">
            <chart:title svg:x="0.451cm" svg:y="4.695cm" chart:style-name="ch6">
              <text:p>Visitor numbers</text:p>
            </chart:title>
            <chart:grid chart:style-name="ch7" chart:class="major"/>
          </chart:axis>
          <chart:series chart:style-name="ch8" chart:values-cell-range-address="'Income elasticity'.G3:'Income elasticity'.G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'Income elasticity'.F3:'Income elasticity'.F4</svg:desc>
                </draw:g>
              </table:table-cell>
              <table:table-cell office:value-type="float" office:value="700000">
                <text:p>700000</text:p>
                <draw:g>
                  <svg:desc>'Income elasticity'.G3:'Income elasticity'.G4</svg:desc>
                </draw:g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200000">
                <text:p>120000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GB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chart:data-label-number="percentag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percentage" chart:data-label-text="true" chart:data-label-symbol="false" chart:data-label-series="false" chart:label-position="avoid-overlap">
        <chart:label-separator>
          <text:p><text:line-break/></text:p>
        </chart:label-separator>
      </style:chart-properties>
      <style:graphic-properties draw:stroke="none" draw:fill-color="#4f81bd" fo:wrap-option="wrap"/>
      <style:text-properties fo:color="#000000" style:text-position="0% 100%" fo:font-family="Calibri" fo:font-size="12pt" style:font-size-asian="12pt" style:font-size-complex="12pt"/>
    </style:style>
    <style:style style:name="ch7" style:family="chart">
      <style:chart-properties chart:solid-type="cuboid"/>
      <style:graphic-properties draw:fill-color="#4f81bd"/>
    </style:style>
    <style:style style:name="ch8" style:family="chart">
      <style:chart-properties chart:solid-type="cuboid"/>
      <style:graphic-properties draw:fill-color="#c0504d"/>
    </style:style>
    <style:style style:name="ch9" style:family="chart">
      <style:chart-properties chart:solid-type="cuboid"/>
      <style:graphic-properties draw:fill-color="#9bbb59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756cm" svg:height="7.621cm" xlink:href=".." xlink:type="simple" chart:class="chart:circle" chart:style-name="ch1">
        <chart:title svg:x="2.639cm" svg:y="0.288cm" chart:style-name="ch2">
          <text:p>US Pet Stores Market Share</text:p>
        </chart:title>
        <chart:plot-area chart:style-name="ch3" table:cell-range-address="Sheet4.A2:Sheet4.B4" chart:data-source-has-labels="column" svg:x="0.255cm" svg:y="1.457cm" svg:width="12.246cm" svg:height="6.012cm">
          <chart:coordinate-region svg:x="3.21cm" svg:y="1.472cm" svg:width="5.011cm" svg:height="5.011cm"/>
          <chart:axis chart:dimension="x" chart:name="primary-x" chart:style-name="ch4" chartooo:axis-type="text">
            <chart:categories table:cell-range-address="Sheet4.A2:Sheet4.A4"/>
          </chart:axis>
          <chart:axis chart:dimension="y" chart:name="primary-y" chart:style-name="ch5"/>
          <chart:series chart:style-name="ch6" chart:values-cell-range-address="Sheet4.B2:Sheet4.B4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ETCO </text:p>
                <draw:g>
                  <svg:desc>Sheet4.A2:Sheet4.A4</svg:desc>
                </draw:g>
              </table:table-cell>
              <table:table-cell office:value-type="float" office:value="38.6">
                <text:p>38.6</text:p>
                <draw:g>
                  <svg:desc>Sheet4.B2:Sheet4.B4</svg:desc>
                </draw:g>
              </table:table-cell>
            </table:table-row>
            <table:table-row>
              <table:table-cell office:value-type="string">
                <text:p>PetSmart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42.6">
                <text:p>42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language="en" fo:country="US" fo:font-weight="bold" style:font-size-asian="18pt" style:font-weight-asian="bold" style:font-size-complex="18pt" style:font-weight-complex="bold"/>
    </style:style>
    <style:style style:name="ch3" style:family="chart">
      <style:chart-properties chart:include-hidden-cells="false" chart:auto-position="true" chart:auto-size="true" chart:treat-empty-cells="leave-gap" loext:data-table-show-horz-border="true" loext:data-table-show-vert-border="true" loext:data-table-show-outline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inimum="400" chart:maximum="65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444cm" svg:height="7.62cm" xlink:href=".." xlink:type="simple" chart:class="chart:bar" chart:style-name="ch1">
        <chart:title svg:x="3.34cm" svg:y="0.288cm" chart:style-name="ch2">
          <text:p>Safefit Ltd sales revenue </text:p>
        </chart:title>
        <chart:plot-area chart:style-name="ch3" table:cell-range-address="Sheet4.A15:Sheet4.B21" chart:data-source-has-labels="both" svg:x="1.275cm" svg:y="1.457cm" svg:width="11.901cm" svg:height="6.011cm">
          <chart:coordinate-region svg:x="1.932cm" svg:y="1.63cm" svg:width="11.244cm" svg:height="5.394cm"/>
          <chart:axis chart:dimension="x" chart:name="primary-x" chart:style-name="ch4" chartooo:axis-type="auto">
            <chartooo:date-scale/>
            <chart:categories table:cell-range-address="Sheet4.A15:Sheet4.A21"/>
          </chart:axis>
          <chart:axis chart:dimension="y" chart:name="primary-y" chart:style-name="ch5">
            <chart:title svg:x="0.451cm" svg:y="6.008cm" chart:style-name="ch6">
              <text:p>Sales revenue £000s</text:p>
            </chart:title>
            <chart:grid chart:style-name="ch7" chart:class="major"/>
          </chart:axis>
          <chart:series chart:style-name="ch8" chart:values-cell-range-address="Sheet4.B15:Sheet4.B21" loext:label-string="&quot;Sales revenue £000s&quot;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 revenue £000s</text:p>
              </table:table-cell>
            </table:table-row>
          </table:table-header-rows>
          <table:table-rows>
            <table:table-row>
              <table:table-cell office:value-type="float" office:value="2010">
                <text:p>2010</text:p>
                <draw:g>
                  <svg:desc>Sheet4.A15:Sheet4.A21</svg:desc>
                </draw:g>
              </table:table-cell>
              <table:table-cell office:value-type="float" office:value="450">
                <text:p>450</text:p>
                <draw:g>
                  <svg:desc>Sheet4.B15:Sheet4.B21</svg:desc>
                </draw:g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2016*</text:p>
              </table:table-cell>
              <table:table-cell office:value-type="float" office:value="560">
                <text:p>5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07cm" svg:height="3.122cm" xlink:href=".." xlink:type="simple" chart:class="chart:bar" chart:style-name="ch1">
        <chart:plot-area chart:style-name="ch2" table:cell-range-address="'HR 1 '.A3:'HR 1 '.B4" chart:data-source-has-labels="column" svg:x="1.885cm" svg:y="0.062cm" svg:width="7.432cm" svg:height="2.998cm">
          <chart:coordinate-region svg:x="2.506cm" svg:y="0.235cm" svg:width="6.811cm" svg:height="2.231cm"/>
          <chart:axis chart:dimension="x" chart:name="primary-x" chart:style-name="ch3" chartooo:axis-type="auto">
            <chartooo:date-scale/>
            <chart:categories table:cell-range-address="'HR 1 '.A3:'HR 1 '.A4"/>
          </chart:axis>
          <chart:axis chart:dimension="y" chart:name="primary-y" chart:style-name="ch4">
            <chart:title svg:x="0.451cm" svg:y="2.776cm" chart:style-name="ch5">
              <text:p>Number of staff who leave in the year </text:p>
            </chart:title>
            <chart:grid chart:style-name="ch6" chart:class="major"/>
          </chart:axis>
          <chart:series chart:style-name="ch7" chart:values-cell-range-address="'HR 1 '.B3:'HR 1 '.B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st year</text:p>
                <draw:g>
                  <svg:desc>'HR 1 '.A3:'HR 1 '.A4</svg:desc>
                </draw:g>
              </table:table-cell>
              <table:table-cell office:value-type="float" office:value="25">
                <text:p>25</text:p>
                <draw:g>
                  <svg:desc>'HR 1 '.B3:'HR 1 '.B4</svg:desc>
                </draw:g>
              </table:table-cell>
            </table:table-row>
            <table:table-row>
              <table:table-cell office:value-type="string">
                <text:p>This year 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055cm" svg:height="6.403cm" xlink:href=".." xlink:type="simple" chart:class="chart:bar" chart:style-name="ch1">
        <chart:plot-area chart:style-name="ch2" table:cell-range-address="'HR 1 '.A3:'HR 1 '.B4" chart:data-source-has-labels="column" svg:x="1.552cm" svg:y="0.128cm" svg:width="8.302cm" svg:height="6.147cm">
          <chart:coordinate-region svg:x="2.173cm" svg:y="0.301cm" svg:width="7.681cm" svg:height="5.38cm"/>
          <chart:axis chart:dimension="x" chart:name="primary-x" chart:style-name="ch3" chartooo:axis-type="auto">
            <chartooo:date-scale/>
            <chart:categories table:cell-range-address="'HR 1 '.A3:'HR 1 '.A4"/>
          </chart:axis>
          <chart:axis chart:dimension="y" chart:name="primary-y" chart:style-name="ch4">
            <chart:title svg:x="0.451cm" svg:y="5.673cm" chart:style-name="ch5">
              <text:p>Number of employees who leave in a year</text:p>
            </chart:title>
            <chart:grid chart:style-name="ch6" chart:class="major"/>
          </chart:axis>
          <chart:series chart:style-name="ch7" chart:values-cell-range-address="'HR 1 '.B3:'HR 1 '.B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Last year</text:p>
                <draw:g>
                  <svg:desc>'HR 1 '.A3:'HR 1 '.A4</svg:desc>
                </draw:g>
              </table:table-cell>
              <table:table-cell office:value-type="float" office:value="25">
                <text:p>25</text:p>
                <draw:g>
                  <svg:desc>'HR 1 '.B3:'HR 1 '.B4</svg:desc>
                </draw:g>
              </table:table-cell>
            </table:table-row>
            <table:table-row>
              <table:table-cell office:value-type="string">
                <text:p>This year 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>
      <style:graphic-properties svg:stroke-width="0.026cm" svg:stroke-color="#b7b7b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378cm" svg:height="6.006cm" xlink:href=".." xlink:type="simple" chart:class="chart:bar" chart:style-name="ch1">
        <chart:plot-area chart:style-name="ch2" table:cell-range-address="'HR 1 '.L10:'HR 1 '.M12" chart:data-source-has-labels="column" svg:x="1.174cm" svg:y="0.12cm" svg:width="7.037cm" svg:height="5.766cm">
          <chart:coordinate-region svg:x="1.795cm" svg:y="0.293cm" svg:width="6.416cm" svg:height="4.999cm"/>
          <chart:axis chart:dimension="x" chart:name="primary-x" chart:style-name="ch3" chartooo:axis-type="auto">
            <chartooo:date-scale/>
            <chart:categories table:cell-range-address="'HR 1 '.L10:'HR 1 '.L12"/>
          </chart:axis>
          <chart:axis chart:dimension="y" chart:name="primary-y" chart:style-name="ch4">
            <chart:title svg:x="0.042cm" svg:y="5.489cm" chart:style-name="ch5">
              <text:p>% of staff who leave </text:p>
            </chart:title>
            <chart:grid chart:style-name="ch6" chart:class="major"/>
            <chart:grid chart:style-name="ch7" chart:class="minor"/>
          </chart:axis>
          <chart:series chart:style-name="ch8" chart:values-cell-range-address="'HR 1 '.M10:'HR 1 '.M1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QTR 1</text:p>
                <draw:g>
                  <svg:desc>'HR 1 '.L10:'HR 1 '.L12</svg:desc>
                </draw:g>
              </table:table-cell>
              <table:table-cell office:value-type="float" office:value="12">
                <text:p>12</text:p>
                <draw:g>
                  <svg:desc>'HR 1 '.M10:'HR 1 '.M12</svg:desc>
                </draw:g>
              </table:table-cell>
            </table:table-row>
            <table:table-row>
              <table:table-cell office:value-type="string">
                <text:p>QTR 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QTR 4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graphic-properties draw:fill="solid" draw:fill-color="#ffffff"/>
      <style:text-properties fo:color="#000000" style:text-position="0% 100%" fo:font-family="Calibri" fo:font-size="14pt" fo:language="en" fo:country="US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1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>
      <style:graphic-properties svg:stroke-width="0.026cm" svg:stroke-color="#b7b7b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581cm" svg:height="5.132cm" xlink:href=".." xlink:type="simple" chart:class="chart:bar" chart:style-name="ch1">
        <chart:title svg:x="2.545cm" svg:y="0.238cm" chart:style-name="ch2">
          <text:p>Labour turnover rate per restaurant</text:p>
        </chart:title>
        <chart:plot-area chart:style-name="ch3" table:cell-range-address="'HR 1 '.L23:'HR 1 '.M30" chart:data-source-has-labels="column" svg:x="0.211cm" svg:y="1.139cm" svg:width="10.159cm" svg:height="3.891cm">
          <chart:coordinate-region svg:x="1.071cm" svg:y="1.312cm" svg:width="9.299cm" svg:height="1.971cm"/>
          <chart:axis chart:dimension="x" chart:name="primary-x" chart:style-name="ch4" chartooo:axis-type="auto">
            <chartooo:date-scale/>
            <chart:categories table:cell-range-address="'HR 1 '.L23:'HR 1 '.L30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'HR 1 '.M23:'HR 1 '.M3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Islington</text:p>
                <draw:g>
                  <svg:desc>'HR 1 '.L23:'HR 1 '.L30</svg:desc>
                </draw:g>
              </table:table-cell>
              <table:table-cell office:value-type="float" office:value="0.15">
                <text:p>0.15</text:p>
                <draw:g>
                  <svg:desc>'HR 1 '.M23:'HR 1 '.M30</svg:desc>
                </draw:g>
              </table:table-cell>
            </table:table-row>
            <table:table-row>
              <table:table-cell office:value-type="string">
                <text:p>Clapham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Kingston 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Richmon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Marylebone 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Campden 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Brixton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Earl's Court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ime-style style:name="N116">
      <number:hours/>
      <number:text>:</number:text>
      <number:minutes number:style="long"/>
      <number:text> </number:text>
      <number:am-pm/>
    </number:tim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116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8pt" style:font-size-asian="8pt" style:font-size-complex="8pt"/>
    </style:style>
    <style:style style:name="ch4" style:family="chart" style:data-style-name="N10">
      <style:chart-properties chart:display-label="tru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Calibri" fo:font-size="10pt" fo:language="en" fo:country="US" fo:font-weight="bold" style:font-size-asian="10pt" style:font-weight-asian="bold" style:font-size-complex="10pt" style:font-weight-complex="bold"/>
    </style:style>
    <style:style style:name="ch6" style:family="chart">
      <style:graphic-properties svg:stroke-width="0.026cm" svg:stroke-color="#878787"/>
    </style:style>
    <style:style style:name="ch7" style:family="chart">
      <style:graphic-properties svg:stroke-width="0.026cm" svg:stroke-color="#b7b7b7"/>
    </style:style>
    <style:style style:name="ch8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63cm" svg:height="6.826cm" xlink:href=".." xlink:type="simple" chart:class="chart:bar" chart:style-name="ch1">
        <chart:plot-area chart:style-name="ch2" table:cell-range-address="'HR 2'.F13:'HR 2'.G18" chart:data-source-has-labels="column" svg:x="1.216cm" svg:y="0.136cm" svg:width="9.038cm" svg:height="6.554cm">
          <chart:coordinate-region svg:x="2.076cm" svg:y="0.309cm" svg:width="8.178cm" svg:height="5.84cm"/>
          <chart:axis chart:dimension="x" chart:name="primary-x" chart:style-name="ch3" chartooo:axis-type="auto">
            <chartooo:date-scale/>
            <chart:categories table:cell-range-address="'HR 2'.F13:'HR 2'.F18"/>
          </chart:axis>
          <chart:axis chart:dimension="y" chart:name="primary-y" chart:style-name="ch4">
            <chart:title svg:x="0.451cm" svg:y="5.435cm" chart:style-name="ch5">
              <text:p>Average capacity utilisation</text:p>
            </chart:title>
            <chart:grid chart:style-name="ch6" chart:class="major"/>
            <chart:grid chart:style-name="ch7" chart:class="minor"/>
          </chart:axis>
          <chart:series chart:style-name="ch8" chart:values-cell-range-address="'HR 2'.G13:'HR 2'.G18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0.333333333333333">
                <text:p>0.333333333333333</text:p>
                <draw:g>
                  <svg:desc>'HR 2'.F13:'HR 2'.F18</svg:desc>
                </draw:g>
              </table:table-cell>
              <table:table-cell office:value-type="float" office:value="0.15">
                <text:p>0.15</text:p>
                <draw:g>
                  <svg:desc>'HR 2'.G13:'HR 2'.G18</svg:desc>
                </draw:g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tru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>
      <style:graphic-properties svg:stroke-width="0.026cm" svg:stroke-color="#b7b7b7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ffffff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229cm" svg:height="7.621cm" xlink:href=".." xlink:type="simple" chart:class="chart:line" chart:style-name="ch1">
        <chart:plot-area chart:style-name="ch2" table:cell-range-address="'profitabilty 2'.A2:'profitabilty 2'.C13" chart:data-source-has-labels="column" svg:x="0.284cm" svg:y="0.152cm" svg:width="13.661cm" svg:height="7.317cm">
          <chart:coordinate-region svg:x="1.091cm" svg:y="0.325cm" svg:width="12.854cm" svg:height="5.04cm"/>
          <chart:axis chart:dimension="x" chart:name="primary-x" chart:style-name="ch3" chartooo:axis-type="auto">
            <chartooo:date-scale/>
            <chart:categories table:cell-range-address="'profitabilty 2'.A2:'profitabilty 2'.B13"/>
            <chart:grid chart:style-name="ch4" chart:class="major"/>
            <chart:grid chart:style-name="ch5" chart:class="minor"/>
          </chart:axis>
          <chart:axis chart:dimension="y" chart:name="primary-y" chart:style-name="ch6">
            <chart:grid chart:style-name="ch4" chart:class="major"/>
            <chart:grid chart:style-name="ch7" chart:class="minor"/>
          </chart:axis>
          <chart:series chart:style-name="ch8" chart:values-cell-range-address="'profitabilty 2'.C2:'profitabilty 2'.C13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1">
                <text:p>31 January</text:p>
                <text:list>
                  <text:list-item>
                    <text:p>31</text:p>
                  </text:list-item>
                  <text:list-item>
                    <text:p>January</text:p>
                  </text:list-item>
                </text:list>
                <draw:g>
                  <svg:desc>'profitabilty 2'.A2:'profitabilty 2'.B13</svg:desc>
                </draw:g>
              </table:table-cell>
              <table:table-cell office:value-type="float" office:value="30">
                <text:p>30</text:p>
                <draw:g>
                  <svg:desc>'profitabilty 2'.C2:'profitabilty 2'.C13</svg:desc>
                </draw:g>
              </table:table-cell>
            </table:table-row>
            <table:table-row>
              <table:table-cell office:value-type="float" office:value="28">
                <text:p>28 February</text:p>
                <text:list>
                  <text:list-item>
                    <text:p>28</text:p>
                  </text:list-item>
                  <text:list-item>
                    <text:p>February</text:p>
                  </text:list-item>
                </text:list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1">
                <text:p>31 March</text:p>
                <text:list>
                  <text:list-item>
                    <text:p>31</text:p>
                  </text:list-item>
                  <text:list-item>
                    <text:p>March</text:p>
                  </text:list-item>
                </text:list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0">
                <text:p>30 April</text:p>
                <text:list>
                  <text:list-item>
                    <text:p>30</text:p>
                  </text:list-item>
                  <text:list-item>
                    <text:p>April</text:p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1">
                <text:p>31 May</text:p>
                <text:list>
                  <text:list-item>
                    <text:p>31</text:p>
                  </text:list-item>
                  <text:list-item>
                    <text:p>May</text:p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0">
                <text:p>30 June</text:p>
                <text:list>
                  <text:list-item>
                    <text:p>30</text:p>
                  </text:list-item>
                  <text:list-item>
                    <text:p>June</text:p>
                  </text:list-item>
                </text:list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1">
                <text:p>31 July</text:p>
                <text:list>
                  <text:list-item>
                    <text:p>31</text:p>
                  </text:list-item>
                  <text:list-item>
                    <text:p>July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1">
                <text:p>31 August</text:p>
                <text:list>
                  <text:list-item>
                    <text:p>31</text:p>
                  </text:list-item>
                  <text:list-item>
                    <text:p>August</text:p>
                  </text:list-item>
                </text:list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30">
                <text:p>30 September</text:p>
                <text:list>
                  <text:list-item>
                    <text:p>30</text:p>
                  </text:list-item>
                  <text:list-item>
                    <text:p>September</text:p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1">
                <text:p>31 October</text:p>
                <text:list>
                  <text:list-item>
                    <text:p>31</text:p>
                  </text:list-item>
                  <text:list-item>
                    <text:p>October</text:p>
                  </text:list-item>
                </text:list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0">
                <text:p>30 November</text:p>
                <text:list>
                  <text:list-item>
                    <text:p>30</text:p>
                  </text:list-item>
                  <text:list-item>
                    <text:p>November</text:p>
                  </text:list-item>
                </text:list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5">
                <text:p>25 December</text:p>
                <text:list>
                  <text:list-item>
                    <text:p>25</text:p>
                  </text:list-item>
                  <text:list-item>
                    <text:p>December</text:p>
                  </text:list-item>
                </text:list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msLineDash_20_1" draw:display-name="msLineDash 1" draw:style="rect" draw:dots1="1" draw:dots1-length="300%" draw:distance="100%"/>
    <draw:stroke-dash draw:name="msLineDash_20_1_20_-1" draw:display-name="msLineDash 1 -1" draw:style="rect" draw:dots1="1" draw:dots1-length="300%" draw:distance="100%"/>
  </office:styles>
</office:document-styles>
</file>